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low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9.606" calcext:value-type="float">
            <text:p>29.606</text:p>
          </table:table-cell>
          <table:table-cell office:value-type="float" office:value="2.1581" calcext:value-type="float">
            <text:p>2.1581</text:p>
          </table:table-cell>
          <table:table-cell office:value-type="float" office:value="869869" calcext:value-type="float">
            <text:p>869869</text:p>
          </table:table-cell>
          <table:table-cell office:value-type="string" calcext:value-type="string">
            <text:p>97^7</text:p>
          </table:table-cell>
        </table:table-row>
        <table:table-row table:style-name="ro1">
          <table:table-cell office:value-type="float" office:value="29.275" calcext:value-type="float">
            <text:p>29.275</text:p>
          </table:table-cell>
          <table:table-cell office:value-type="float" office:value="2.1455" calcext:value-type="float">
            <text:p>2.1455</text:p>
          </table:table-cell>
          <table:table-cell office:value-type="float" office:value="870870" calcext:value-type="float">
            <text:p>870870</text:p>
          </table:table-cell>
          <table:table-cell office:value-type="string" calcext:value-type="string">
            <text:p>97^7</text:p>
          </table:table-cell>
        </table:table-row>
        <table:table-row table:style-name="ro1">
          <table:table-cell office:value-type="float" office:value="29.026" calcext:value-type="float">
            <text:p>29.026</text:p>
          </table:table-cell>
          <table:table-cell office:value-type="float" office:value="2.1455" calcext:value-type="float">
            <text:p>2.1455</text:p>
          </table:table-cell>
          <table:table-cell office:value-type="float" office:value="870870" calcext:value-type="float">
            <text:p>870870</text:p>
          </table:table-cell>
          <table:table-cell office:value-type="string" calcext:value-type="string">
            <text:p>97^7</text:p>
          </table:table-cell>
        </table:table-row>
        <table:table-row table:style-name="ro1">
          <table:table-cell office:value-type="float" office:value="28.548" calcext:value-type="float">
            <text:p>28.548</text:p>
          </table:table-cell>
          <table:table-cell office:value-type="float" office:value="2.1269" calcext:value-type="float">
            <text:p>2.1269</text:p>
          </table:table-cell>
          <table:table-cell office:value-type="float" office:value="870870" calcext:value-type="float">
            <text:p>870870</text:p>
          </table:table-cell>
          <table:table-cell office:value-type="string" calcext:value-type="string">
            <text:p>97^7</text:p>
          </table:table-cell>
        </table:table-row>
        <table:table-row table:style-name="ro1">
          <table:table-cell office:value-type="float" office:value="28.341" calcext:value-type="float">
            <text:p>28.341</text:p>
          </table:table-cell>
          <table:table-cell office:value-type="float" office:value="2.1046" calcext:value-type="float">
            <text:p>2.1046</text:p>
          </table:table-cell>
          <table:table-cell office:value-type="float" office:value="871971" calcext:value-type="float">
            <text:p>871971</text:p>
          </table:table-cell>
          <table:table-cell office:value-type="string" calcext:value-type="string">
            <text:p>97^7</text:p>
          </table:table-cell>
        </table:table-row>
        <table:table-row table:style-name="ro1">
          <table:table-cell office:value-type="float" office:value="28.332" calcext:value-type="float">
            <text:p>28.332</text:p>
          </table:table-cell>
          <table:table-cell office:value-type="float" office:value="2.0929" calcext:value-type="float">
            <text:p>2.0929</text:p>
          </table:table-cell>
          <table:table-cell office:value-type="float" office:value="872872" calcext:value-type="float">
            <text:p>872872</text:p>
          </table:table-cell>
          <table:table-cell office:value-type="string" calcext:value-type="string">
            <text:p>97^7</text:p>
          </table:table-cell>
        </table:table-row>
        <table:table-row table:style-name="ro1">
          <table:table-cell office:value-type="float" office:value="28.279" calcext:value-type="float">
            <text:p>28.279</text:p>
          </table:table-cell>
          <table:table-cell office:value-type="float" office:value="2.0943" calcext:value-type="float">
            <text:p>2.0943</text:p>
          </table:table-cell>
          <table:table-cell office:value-type="float" office:value="875873" calcext:value-type="float">
            <text:p>875873</text:p>
          </table:table-cell>
          <table:table-cell office:value-type="string" calcext:value-type="string">
            <text:p>97^7</text:p>
          </table:table-cell>
        </table:table-row>
        <table:table-row table:style-name="ro1">
          <table:table-cell office:value-type="float" office:value="28.26" calcext:value-type="float">
            <text:p>28.26</text:p>
          </table:table-cell>
          <table:table-cell office:value-type="float" office:value="2.0905" calcext:value-type="float">
            <text:p>2.0905</text:p>
          </table:table-cell>
          <table:table-cell office:value-type="float" office:value="877874" calcext:value-type="float">
            <text:p>877874</text:p>
          </table:table-cell>
          <table:table-cell office:value-type="string" calcext:value-type="string">
            <text:p>97^7</text:p>
          </table:table-cell>
        </table:table-row>
        <table:table-row table:style-name="ro1">
          <table:table-cell office:value-type="float" office:value="28.243" calcext:value-type="float">
            <text:p>28.243</text:p>
          </table:table-cell>
          <table:table-cell office:value-type="float" office:value="2.089" calcext:value-type="float">
            <text:p>2.089</text:p>
          </table:table-cell>
          <table:table-cell office:value-type="float" office:value="878875" calcext:value-type="float">
            <text:p>878875</text:p>
          </table:table-cell>
          <table:table-cell office:value-type="string" calcext:value-type="string">
            <text:p>97^7</text:p>
          </table:table-cell>
        </table:table-row>
        <table:table-row table:style-name="ro1">
          <table:table-cell office:value-type="float" office:value="28.213" calcext:value-type="float">
            <text:p>28.213</text:p>
          </table:table-cell>
          <table:table-cell office:value-type="float" office:value="2.0866" calcext:value-type="float">
            <text:p>2.0866</text:p>
          </table:table-cell>
          <table:table-cell office:value-type="float" office:value="879877" calcext:value-type="float">
            <text:p>879877</text:p>
          </table:table-cell>
          <table:table-cell office:value-type="string" calcext:value-type="string">
            <text:p>97^7</text:p>
          </table:table-cell>
        </table:table-row>
        <table:table-row table:style-name="ro1">
          <table:table-cell office:value-type="float" office:value="28.207" calcext:value-type="float">
            <text:p>28.207</text:p>
          </table:table-cell>
          <table:table-cell office:value-type="float" office:value="2.0858" calcext:value-type="float">
            <text:p>2.0858</text:p>
          </table:table-cell>
          <table:table-cell office:value-type="float" office:value="881879" calcext:value-type="float">
            <text:p>881879</text:p>
          </table:table-cell>
          <table:table-cell office:value-type="string" calcext:value-type="string">
            <text:p>97^7</text:p>
          </table:table-cell>
        </table:table-row>
        <table:table-row table:style-name="ro1">
          <table:table-cell office:value-type="float" office:value="28.108" calcext:value-type="float">
            <text:p>28.108</text:p>
          </table:table-cell>
          <table:table-cell office:value-type="float" office:value="2.0715" calcext:value-type="float">
            <text:p>2.0715</text:p>
          </table:table-cell>
          <table:table-cell office:value-type="float" office:value="882880" calcext:value-type="float">
            <text:p>882880</text:p>
          </table:table-cell>
          <table:table-cell office:value-type="string" calcext:value-type="string">
            <text:p>97^7</text:p>
          </table:table-cell>
        </table:table-row>
        <table:table-row table:style-name="ro1">
          <table:table-cell office:value-type="float" office:value="27.977" calcext:value-type="float">
            <text:p>27.977</text:p>
          </table:table-cell>
          <table:table-cell office:value-type="float" office:value="2.0714" calcext:value-type="float">
            <text:p>2.0714</text:p>
          </table:table-cell>
          <table:table-cell office:value-type="float" office:value="883881" calcext:value-type="float">
            <text:p>883881</text:p>
          </table:table-cell>
          <table:table-cell office:value-type="string" calcext:value-type="string">
            <text:p>97^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0747" calcext:value-type="float">
            <text:p>2.0747</text:p>
          </table:table-cell>
          <table:table-cell office:value-type="float" office:value="884882" calcext:value-type="float">
            <text:p>884882</text:p>
          </table:table-cell>
          <table:table-cell office:value-type="string" calcext:value-type="string">
            <text:p>97^7</text:p>
          </table:table-cell>
        </table:table-row>
        <table:table-row table:style-name="ro1">
          <table:table-cell office:value-type="float" office:value="28.006" calcext:value-type="float">
            <text:p>28.006</text:p>
          </table:table-cell>
          <table:table-cell office:value-type="float" office:value="2.0698" calcext:value-type="float">
            <text:p>2.0698</text:p>
          </table:table-cell>
          <table:table-cell office:value-type="float" office:value="886883" calcext:value-type="float">
            <text:p>886883</text:p>
          </table:table-cell>
          <table:table-cell office:value-type="string" calcext:value-type="string">
            <text:p>97^7</text:p>
          </table:table-cell>
        </table:table-row>
        <table:table-row table:style-name="ro1">
          <table:table-cell office:value-type="float" office:value="27.966" calcext:value-type="float">
            <text:p>27.966</text:p>
          </table:table-cell>
          <table:table-cell office:value-type="float" office:value="2.072" calcext:value-type="float">
            <text:p>2.072</text:p>
          </table:table-cell>
          <table:table-cell office:value-type="float" office:value="886884" calcext:value-type="float">
            <text:p>886884</text:p>
          </table:table-cell>
          <table:table-cell office:value-type="string" calcext:value-type="string">
            <text:p>97^7</text:p>
          </table:table-cell>
        </table:table-row>
        <table:table-row table:style-name="ro1">
          <table:table-cell office:value-type="float" office:value="28.006" calcext:value-type="float">
            <text:p>28.006</text:p>
          </table:table-cell>
          <table:table-cell office:value-type="float" office:value="2.0726" calcext:value-type="float">
            <text:p>2.0726</text:p>
          </table:table-cell>
          <table:table-cell office:value-type="float" office:value="894892" calcext:value-type="float">
            <text:p>894892</text:p>
          </table:table-cell>
          <table:table-cell office:value-type="string" calcext:value-type="string">
            <text:p>97^7</text:p>
          </table:table-cell>
        </table:table-row>
        <table:table-row table:style-name="ro1">
          <table:table-cell office:value-type="float" office:value="27.977" calcext:value-type="float">
            <text:p>27.977</text:p>
          </table:table-cell>
          <table:table-cell office:value-type="float" office:value="2.0663" calcext:value-type="float">
            <text:p>2.0663</text:p>
          </table:table-cell>
          <table:table-cell office:value-type="float" office:value="897894" calcext:value-type="float">
            <text:p>897894</text:p>
          </table:table-cell>
          <table:table-cell office:value-type="string" calcext:value-type="string">
            <text:p>97^7</text:p>
          </table:table-cell>
        </table:table-row>
        <table:table-row table:style-name="ro1">
          <table:table-cell office:value-type="float" office:value="27.918" calcext:value-type="float">
            <text:p>27.918</text:p>
          </table:table-cell>
          <table:table-cell office:value-type="float" office:value="2.0671" calcext:value-type="float">
            <text:p>2.0671</text:p>
          </table:table-cell>
          <table:table-cell office:value-type="float" office:value="897894" calcext:value-type="float">
            <text:p>897894</text:p>
          </table:table-cell>
          <table:table-cell office:value-type="string" calcext:value-type="string">
            <text:p>97^7</text:p>
          </table:table-cell>
        </table:table-row>
        <table:table-row table:style-name="ro1">
          <table:table-cell office:value-type="float" office:value="27.916" calcext:value-type="float">
            <text:p>27.916</text:p>
          </table:table-cell>
          <table:table-cell office:value-type="float" office:value="2.0693" calcext:value-type="float">
            <text:p>2.0693</text:p>
          </table:table-cell>
          <table:table-cell office:value-type="float" office:value="892889" calcext:value-type="float">
            <text:p>892889</text:p>
          </table:table-cell>
          <table:table-cell office:value-type="string" calcext:value-type="string">
            <text:p>97^7</text:p>
          </table:table-cell>
        </table:table-row>
        <table:table-row table:style-name="ro1">
          <table:table-cell office:value-type="float" office:value="27.939" calcext:value-type="float">
            <text:p>27.939</text:p>
          </table:table-cell>
          <table:table-cell office:value-type="float" office:value="2.0633" calcext:value-type="float">
            <text:p>2.0633</text:p>
          </table:table-cell>
          <table:table-cell office:value-type="float" office:value="893890" calcext:value-type="float">
            <text:p>893890</text:p>
          </table:table-cell>
          <table:table-cell office:value-type="string" calcext:value-type="string">
            <text:p>97^7</text:p>
          </table:table-cell>
        </table:table-row>
        <table:table-row table:style-name="ro1">
          <table:table-cell office:value-type="float" office:value="27.882" calcext:value-type="float">
            <text:p>27.882</text:p>
          </table:table-cell>
          <table:table-cell office:value-type="float" office:value="2.0631" calcext:value-type="float">
            <text:p>2.0631</text:p>
          </table:table-cell>
          <table:table-cell office:value-type="float" office:value="895891" calcext:value-type="float">
            <text:p>895891</text:p>
          </table:table-cell>
          <table:table-cell office:value-type="string" calcext:value-type="string">
            <text:p>97^7</text:p>
          </table:table-cell>
        </table:table-row>
        <table:table-row table:style-name="ro1">
          <table:table-cell office:value-type="float" office:value="27.817" calcext:value-type="float">
            <text:p>27.817</text:p>
          </table:table-cell>
          <table:table-cell office:value-type="float" office:value="2.064" calcext:value-type="float">
            <text:p>2.064</text:p>
          </table:table-cell>
          <table:table-cell office:value-type="float" office:value="895892" calcext:value-type="float">
            <text:p>895892</text:p>
          </table:table-cell>
          <table:table-cell office:value-type="string" calcext:value-type="string">
            <text:p>97^7</text:p>
          </table:table-cell>
        </table:table-row>
        <table:table-row table:style-name="ro1">
          <table:table-cell office:value-type="float" office:value="27.792" calcext:value-type="float">
            <text:p>27.792</text:p>
          </table:table-cell>
          <table:table-cell office:value-type="float" office:value="2.0582" calcext:value-type="float">
            <text:p>2.0582</text:p>
          </table:table-cell>
          <table:table-cell office:value-type="float" office:value="896893" calcext:value-type="float">
            <text:p>896893</text:p>
          </table:table-cell>
          <table:table-cell office:value-type="string" calcext:value-type="string">
            <text:p>97^7</text:p>
          </table:table-cell>
        </table:table-row>
        <table:table-row table:style-name="ro1">
          <table:table-cell office:value-type="float" office:value="27.81" calcext:value-type="float">
            <text:p>27.81</text:p>
          </table:table-cell>
          <table:table-cell office:value-type="float" office:value="2.0582" calcext:value-type="float">
            <text:p>2.0582</text:p>
          </table:table-cell>
          <table:table-cell office:value-type="float" office:value="897894" calcext:value-type="float">
            <text:p>897894</text:p>
          </table:table-cell>
          <table:table-cell office:value-type="string" calcext:value-type="string">
            <text:p>97^6</text:p>
          </table:table-cell>
        </table:table-row>
        <table:table-row table:style-name="ro1">
          <table:table-cell office:value-type="float" office:value="27.808" calcext:value-type="float">
            <text:p>27.808</text:p>
          </table:table-cell>
          <table:table-cell office:value-type="float" office:value="2.0519" calcext:value-type="float">
            <text:p>2.0519</text:p>
          </table:table-cell>
          <table:table-cell office:value-type="float" office:value="891890" calcext:value-type="float">
            <text:p>891890</text:p>
          </table:table-cell>
          <table:table-cell office:value-type="string" calcext:value-type="string">
            <text:p>97^6</text:p>
          </table:table-cell>
        </table:table-row>
        <table:table-row table:style-name="ro1">
          <table:table-cell office:value-type="float" office:value="27.723" calcext:value-type="float">
            <text:p>27.723</text:p>
          </table:table-cell>
          <table:table-cell office:value-type="float" office:value="2.0496" calcext:value-type="float">
            <text:p>2.0496</text:p>
          </table:table-cell>
          <table:table-cell office:value-type="float" office:value="891890" calcext:value-type="float">
            <text:p>891890</text:p>
          </table:table-cell>
          <table:table-cell office:value-type="string" calcext:value-type="string">
            <text:p>97^6</text:p>
          </table:table-cell>
        </table:table-row>
        <table:table-row table:style-name="ro1">
          <table:table-cell office:value-type="float" office:value="27.693" calcext:value-type="float">
            <text:p>27.693</text:p>
          </table:table-cell>
          <table:table-cell office:value-type="float" office:value="2.0453" calcext:value-type="float">
            <text:p>2.0453</text:p>
          </table:table-cell>
          <table:table-cell office:value-type="float" office:value="892890" calcext:value-type="float">
            <text:p>892890</text:p>
          </table:table-cell>
          <table:table-cell office:value-type="string" calcext:value-type="string">
            <text:p>97^6</text:p>
          </table:table-cell>
        </table:table-row>
        <table:table-row table:style-name="ro1">
          <table:table-cell office:value-type="float" office:value="27.639" calcext:value-type="float">
            <text:p>27.639</text:p>
          </table:table-cell>
          <table:table-cell office:value-type="float" office:value="2.0414" calcext:value-type="float">
            <text:p>2.0414</text:p>
          </table:table-cell>
          <table:table-cell office:value-type="float" office:value="893890" calcext:value-type="float">
            <text:p>893890</text:p>
          </table:table-cell>
          <table:table-cell office:value-type="string" calcext:value-type="string">
            <text:p>97^6</text:p>
          </table:table-cell>
        </table:table-row>
        <table:table-row table:style-name="ro1">
          <table:table-cell office:value-type="float" office:value="27.585" calcext:value-type="float">
            <text:p>27.585</text:p>
          </table:table-cell>
          <table:table-cell office:value-type="float" office:value="2.0407" calcext:value-type="float">
            <text:p>2.0407</text:p>
          </table:table-cell>
          <table:table-cell office:value-type="float" office:value="893891" calcext:value-type="float">
            <text:p>893891</text:p>
          </table:table-cell>
          <table:table-cell office:value-type="string" calcext:value-type="string">
            <text:p>96^6</text:p>
          </table:table-cell>
        </table:table-row>
        <table:table-row table:style-name="ro1">
          <table:table-cell office:value-type="float" office:value="27.576" calcext:value-type="float">
            <text:p>27.576</text:p>
          </table:table-cell>
          <table:table-cell office:value-type="float" office:value="2.0407" calcext:value-type="float">
            <text:p>2.0407</text:p>
          </table:table-cell>
          <table:table-cell office:value-type="float" office:value="894892" calcext:value-type="float">
            <text:p>894892</text:p>
          </table:table-cell>
          <table:table-cell office:value-type="string" calcext:value-type="string">
            <text:p>96^6</text:p>
          </table:table-cell>
        </table:table-row>
        <table:table-row table:style-name="ro1">
          <table:table-cell office:value-type="float" office:value="27.561" calcext:value-type="float">
            <text:p>27.561</text:p>
          </table:table-cell>
          <table:table-cell office:value-type="float" office:value="2.0403" calcext:value-type="float">
            <text:p>2.0403</text:p>
          </table:table-cell>
          <table:table-cell office:value-type="float" office:value="895893" calcext:value-type="float">
            <text:p>895893</text:p>
          </table:table-cell>
          <table:table-cell office:value-type="string" calcext:value-type="string">
            <text:p>96^6</text:p>
          </table:table-cell>
        </table:table-row>
        <table:table-row table:style-name="ro1">
          <table:table-cell office:value-type="float" office:value="27.568" calcext:value-type="float">
            <text:p>27.568</text:p>
          </table:table-cell>
          <table:table-cell office:value-type="float" office:value="2.0346" calcext:value-type="float">
            <text:p>2.0346</text:p>
          </table:table-cell>
          <table:table-cell office:value-type="float" office:value="896894" calcext:value-type="float">
            <text:p>896894</text:p>
          </table:table-cell>
          <table:table-cell office:value-type="string" calcext:value-type="string">
            <text:p>96^6</text:p>
          </table:table-cell>
        </table:table-row>
        <table:table-row table:style-name="ro1">
          <table:table-cell office:value-type="float" office:value="27.502" calcext:value-type="float">
            <text:p>27.502</text:p>
          </table:table-cell>
          <table:table-cell office:value-type="float" office:value="2.04" calcext:value-type="float">
            <text:p>2.04</text:p>
          </table:table-cell>
          <table:table-cell office:value-type="float" office:value="897895" calcext:value-type="float">
            <text:p>897895</text:p>
          </table:table-cell>
          <table:table-cell office:value-type="string" calcext:value-type="string">
            <text:p>96^6</text:p>
          </table:table-cell>
        </table:table-row>
        <table:table-row table:style-name="ro1">
          <table:table-cell office:value-type="float" office:value="27.523" calcext:value-type="float">
            <text:p>27.523</text:p>
          </table:table-cell>
          <table:table-cell office:value-type="float" office:value="2.0417" calcext:value-type="float">
            <text:p>2.0417</text:p>
          </table:table-cell>
          <table:table-cell office:value-type="float" office:value="897895" calcext:value-type="float">
            <text:p>897895</text:p>
          </table:table-cell>
          <table:table-cell office:value-type="string" calcext:value-type="string">
            <text:p>96^6</text:p>
          </table:table-cell>
        </table:table-row>
        <table:table-row table:style-name="ro1">
          <table:table-cell office:value-type="float" office:value="27.498" calcext:value-type="float">
            <text:p>27.498</text:p>
          </table:table-cell>
          <table:table-cell office:value-type="float" office:value="2.0271" calcext:value-type="float">
            <text:p>2.0271</text:p>
          </table:table-cell>
          <table:table-cell office:value-type="float" office:value="889886" calcext:value-type="float">
            <text:p>889886</text:p>
          </table:table-cell>
          <table:table-cell office:value-type="string" calcext:value-type="string">
            <text:p>96^6</text:p>
          </table:table-cell>
        </table:table-row>
        <table:table-row table:style-name="ro1">
          <table:table-cell office:value-type="float" office:value="27.419" calcext:value-type="float">
            <text:p>27.419</text:p>
          </table:table-cell>
          <table:table-cell office:value-type="float" office:value="2.025" calcext:value-type="float">
            <text:p>2.025</text:p>
          </table:table-cell>
          <table:table-cell office:value-type="float" office:value="889886" calcext:value-type="float">
            <text:p>889886</text:p>
          </table:table-cell>
          <table:table-cell office:value-type="string" calcext:value-type="string">
            <text:p>96^5</text:p>
          </table:table-cell>
        </table:table-row>
        <table:table-row table:style-name="ro1">
          <table:table-cell office:value-type="float" office:value="27.355" calcext:value-type="float">
            <text:p>27.355</text:p>
          </table:table-cell>
          <table:table-cell office:value-type="float" office:value="2.0286" calcext:value-type="float">
            <text:p>2.0286</text:p>
          </table:table-cell>
          <table:table-cell office:value-type="float" office:value="890886" calcext:value-type="float">
            <text:p>890886</text:p>
          </table:table-cell>
          <table:table-cell office:value-type="string" calcext:value-type="string">
            <text:p>96^5</text:p>
          </table:table-cell>
        </table:table-row>
        <table:table-row table:style-name="ro1">
          <table:table-cell office:value-type="float" office:value="27.405" calcext:value-type="float">
            <text:p>27.405</text:p>
          </table:table-cell>
          <table:table-cell office:value-type="float" office:value="2.0296" calcext:value-type="float">
            <text:p>2.0296</text:p>
          </table:table-cell>
          <table:table-cell office:value-type="float" office:value="890887" calcext:value-type="float">
            <text:p>890887</text:p>
          </table:table-cell>
          <table:table-cell office:value-type="string" calcext:value-type="string">
            <text:p>96^5</text:p>
          </table:table-cell>
        </table:table-row>
        <table:table-row table:style-name="ro1">
          <table:table-cell office:value-type="float" office:value="27.43" calcext:value-type="float">
            <text:p>27.43</text:p>
          </table:table-cell>
          <table:table-cell office:value-type="float" office:value="2.0323" calcext:value-type="float">
            <text:p>2.0323</text:p>
          </table:table-cell>
          <table:table-cell office:value-type="float" office:value="891887" calcext:value-type="float">
            <text:p>891887</text:p>
          </table:table-cell>
          <table:table-cell office:value-type="string" calcext:value-type="string">
            <text:p>96^5</text:p>
          </table:table-cell>
        </table:table-row>
        <table:table-row table:style-name="ro1">
          <table:table-cell office:value-type="float" office:value="27.432" calcext:value-type="float">
            <text:p>27.432</text:p>
          </table:table-cell>
          <table:table-cell office:value-type="float" office:value="2.0289" calcext:value-type="float">
            <text:p>2.0289</text:p>
          </table:table-cell>
          <table:table-cell office:value-type="float" office:value="891888" calcext:value-type="float">
            <text:p>891888</text:p>
          </table:table-cell>
          <table:table-cell office:value-type="string" calcext:value-type="string">
            <text:p>96^5</text:p>
          </table:table-cell>
        </table:table-row>
        <table:table-row table:style-name="ro1">
          <table:table-cell office:value-type="float" office:value="27.394" calcext:value-type="float">
            <text:p>27.394</text:p>
          </table:table-cell>
          <table:table-cell office:value-type="float" office:value="2.0261" calcext:value-type="float">
            <text:p>2.0261</text:p>
          </table:table-cell>
          <table:table-cell office:value-type="float" office:value="892888" calcext:value-type="float">
            <text:p>892888</text:p>
          </table:table-cell>
          <table:table-cell office:value-type="string" calcext:value-type="string">
            <text:p>96^5</text:p>
          </table:table-cell>
        </table:table-row>
        <table:table-row table:style-name="ro1">
          <table:table-cell office:value-type="float" office:value="27.334" calcext:value-type="float">
            <text:p>27.334</text:p>
          </table:table-cell>
          <table:table-cell office:value-type="float" office:value="2.0218" calcext:value-type="float">
            <text:p>2.0218</text:p>
          </table:table-cell>
          <table:table-cell office:value-type="float" office:value="892889" calcext:value-type="float">
            <text:p>892889</text:p>
          </table:table-cell>
          <table:table-cell office:value-type="string" calcext:value-type="string">
            <text:p>96^5</text:p>
          </table:table-cell>
        </table:table-row>
        <table:table-row table:style-name="ro1">
          <table:table-cell office:value-type="float" office:value="27.295" calcext:value-type="float">
            <text:p>27.295</text:p>
          </table:table-cell>
          <table:table-cell office:value-type="float" office:value="2.0188" calcext:value-type="float">
            <text:p>2.0188</text:p>
          </table:table-cell>
          <table:table-cell office:value-type="float" office:value="893889" calcext:value-type="float">
            <text:p>893889</text:p>
          </table:table-cell>
          <table:table-cell office:value-type="string" calcext:value-type="string">
            <text:p>96^5</text:p>
          </table:table-cell>
        </table:table-row>
        <table:table-row table:style-name="ro1">
          <table:table-cell office:value-type="float" office:value="27.277" calcext:value-type="float">
            <text:p>27.277</text:p>
          </table:table-cell>
          <table:table-cell office:value-type="float" office:value="2.0199" calcext:value-type="float">
            <text:p>2.0199</text:p>
          </table:table-cell>
          <table:table-cell office:value-type="float" office:value="893890" calcext:value-type="float">
            <text:p>893890</text:p>
          </table:table-cell>
          <table:table-cell office:value-type="string" calcext:value-type="string">
            <text:p>96^5</text:p>
          </table:table-cell>
        </table:table-row>
        <table:table-row table:style-name="ro1">
          <table:table-cell office:value-type="float" office:value="27.297" calcext:value-type="float">
            <text:p>27.297</text:p>
          </table:table-cell>
          <table:table-cell office:value-type="float" office:value="2.021" calcext:value-type="float">
            <text:p>2.021</text:p>
          </table:table-cell>
          <table:table-cell office:value-type="float" office:value="894890" calcext:value-type="float">
            <text:p>894890</text:p>
          </table:table-cell>
          <table:table-cell office:value-type="string" calcext:value-type="string">
            <text:p>96^5</text:p>
          </table:table-cell>
        </table:table-row>
        <table:table-row table:style-name="ro1">
          <table:table-cell office:value-type="float" office:value="27.271" calcext:value-type="float">
            <text:p>27.271</text:p>
          </table:table-cell>
          <table:table-cell office:value-type="float" office:value="2.0177" calcext:value-type="float">
            <text:p>2.0177</text:p>
          </table:table-cell>
          <table:table-cell office:value-type="float" office:value="894891" calcext:value-type="float">
            <text:p>894891</text:p>
          </table:table-cell>
          <table:table-cell office:value-type="string" calcext:value-type="string">
            <text:p>96^5</text:p>
          </table:table-cell>
        </table:table-row>
        <table:table-row table:style-name="ro1">
          <table:table-cell office:value-type="float" office:value="27.158" calcext:value-type="float">
            <text:p>27.158</text:p>
          </table:table-cell>
          <table:table-cell office:value-type="float" office:value="2.012" calcext:value-type="float">
            <text:p>2.012</text:p>
          </table:table-cell>
          <table:table-cell office:value-type="float" office:value="895891" calcext:value-type="float">
            <text:p>895891</text:p>
          </table:table-cell>
          <table:table-cell office:value-type="string" calcext:value-type="string">
            <text:p>96^5</text:p>
          </table:table-cell>
        </table:table-row>
        <table:table-row table:style-name="ro1">
          <table:table-cell office:value-type="float" office:value="27.196" calcext:value-type="float">
            <text:p>27.196</text:p>
          </table:table-cell>
          <table:table-cell office:value-type="float" office:value="2.0133" calcext:value-type="float">
            <text:p>2.0133</text:p>
          </table:table-cell>
          <table:table-cell office:value-type="float" office:value="895892" calcext:value-type="float">
            <text:p>895892</text:p>
          </table:table-cell>
          <table:table-cell office:value-type="string" calcext:value-type="string">
            <text:p>96^5</text:p>
          </table:table-cell>
        </table:table-row>
        <table:table-row table:style-name="ro1">
          <table:table-cell office:value-type="float" office:value="27.176" calcext:value-type="float">
            <text:p>27.176</text:p>
          </table:table-cell>
          <table:table-cell office:value-type="float" office:value="2.009" calcext:value-type="float">
            <text:p>2.009</text:p>
          </table:table-cell>
          <table:table-cell office:value-type="float" office:value="890892" calcext:value-type="float">
            <text:p>890892</text:p>
          </table:table-cell>
          <table:table-cell office:value-type="string" calcext:value-type="string">
            <text:p>96^5</text:p>
          </table:table-cell>
        </table:table-row>
        <table:table-row table:style-name="ro1">
          <table:table-cell office:value-type="float" office:value="27.129" calcext:value-type="float">
            <text:p>27.129</text:p>
          </table:table-cell>
          <table:table-cell office:value-type="float" office:value="2.007" calcext:value-type="float">
            <text:p>2.007</text:p>
          </table:table-cell>
          <table:table-cell office:value-type="float" office:value="896893" calcext:value-type="float">
            <text:p>896893</text:p>
          </table:table-cell>
          <table:table-cell office:value-type="string" calcext:value-type="string">
            <text:p>96^5</text:p>
          </table:table-cell>
        </table:table-row>
        <table:table-row table:style-name="ro1">
          <table:table-cell office:value-type="float" office:value="27.104" calcext:value-type="float">
            <text:p>27.104</text:p>
          </table:table-cell>
          <table:table-cell office:value-type="float" office:value="2.0054" calcext:value-type="float">
            <text:p>2.0054</text:p>
          </table:table-cell>
          <table:table-cell office:value-type="float" office:value="897893" calcext:value-type="float">
            <text:p>897893</text:p>
          </table:table-cell>
          <table:table-cell office:value-type="string" calcext:value-type="string">
            <text:p>96^5</text:p>
          </table:table-cell>
        </table:table-row>
        <table:table-row table:style-name="ro1">
          <table:table-cell office:value-type="float" office:value="27.082" calcext:value-type="float">
            <text:p>27.082</text:p>
          </table:table-cell>
          <table:table-cell office:value-type="float" office:value="2.0072" calcext:value-type="float">
            <text:p>2.0072</text:p>
          </table:table-cell>
          <table:table-cell office:value-type="float" office:value="898893" calcext:value-type="float">
            <text:p>898893</text:p>
          </table:table-cell>
          <table:table-cell office:value-type="string" calcext:value-type="string">
            <text:p>96^5</text:p>
          </table:table-cell>
        </table:table-row>
        <table:table-row table:style-name="ro1">
          <table:table-cell office:value-type="float" office:value="27.131" calcext:value-type="float">
            <text:p>27.131</text:p>
          </table:table-cell>
          <table:table-cell office:value-type="float" office:value="2.0135" calcext:value-type="float">
            <text:p>2.0135</text:p>
          </table:table-cell>
          <table:table-cell office:value-type="float" office:value="898894" calcext:value-type="float">
            <text:p>898894</text:p>
          </table:table-cell>
          <table:table-cell office:value-type="string" calcext:value-type="string">
            <text:p>96^5</text:p>
          </table:table-cell>
        </table:table-row>
        <table:table-row table:style-name="ro1">
          <table:table-cell office:value-type="float" office:value="27.18" calcext:value-type="float">
            <text:p>27.18</text:p>
          </table:table-cell>
          <table:table-cell office:value-type="float" office:value="2.0076" calcext:value-type="float">
            <text:p>2.0076</text:p>
          </table:table-cell>
          <table:table-cell office:value-type="float" office:value="899894" calcext:value-type="float">
            <text:p>899894</text:p>
          </table:table-cell>
          <table:table-cell office:value-type="string" calcext:value-type="string">
            <text:p>96^5</text:p>
          </table:table-cell>
        </table:table-row>
        <table:table-row table:style-name="ro1">
          <table:table-cell office:value-type="float" office:value="27.118" calcext:value-type="float">
            <text:p>27.118</text:p>
          </table:table-cell>
          <table:table-cell office:value-type="float" office:value="2.0009" calcext:value-type="float">
            <text:p>2.0009</text:p>
          </table:table-cell>
          <table:table-cell office:value-type="float" office:value="885883" calcext:value-type="float">
            <text:p>885883</text:p>
          </table:table-cell>
          <table:table-cell office:value-type="string" calcext:value-type="string">
            <text:p>95^4</text:p>
          </table:table-cell>
        </table:table-row>
        <table:table-row table:style-name="ro1">
          <table:table-cell office:value-type="float" office:value="27.016" calcext:value-type="float">
            <text:p>27.016</text:p>
          </table:table-cell>
          <table:table-cell office:value-type="float" office:value="1.9936" calcext:value-type="float">
            <text:p>1.9936</text:p>
          </table:table-cell>
          <table:table-cell office:value-type="float" office:value="884881" calcext:value-type="float">
            <text:p>884881</text:p>
          </table:table-cell>
          <table:table-cell office:value-type="string" calcext:value-type="string">
            <text:p>95^4</text:p>
          </table:table-cell>
        </table:table-row>
        <table:table-row table:style-name="ro1">
          <table:table-cell office:value-type="float" office:value="26.919" calcext:value-type="float">
            <text:p>26.919</text:p>
          </table:table-cell>
          <table:table-cell office:value-type="float" office:value="1.9839" calcext:value-type="float">
            <text:p>1.9839</text:p>
          </table:table-cell>
          <table:table-cell office:value-type="float" office:value="884883" calcext:value-type="float">
            <text:p>884883</text:p>
          </table:table-cell>
          <table:table-cell office:value-type="string" calcext:value-type="string">
            <text:p>95^4</text:p>
          </table:table-cell>
        </table:table-row>
        <table:table-row table:style-name="ro1">
          <table:table-cell office:value-type="float" office:value="26.793" calcext:value-type="float">
            <text:p>26.793</text:p>
          </table:table-cell>
          <table:table-cell office:value-type="float" office:value="1.9831" calcext:value-type="float">
            <text:p>1.9831</text:p>
          </table:table-cell>
          <table:table-cell office:value-type="float" office:value="885882" calcext:value-type="float">
            <text:p>885882</text:p>
          </table:table-cell>
          <table:table-cell office:value-type="string" calcext:value-type="string">
            <text:p>95^4</text:p>
          </table:table-cell>
        </table:table-row>
        <table:table-row table:style-name="ro1">
          <table:table-cell office:value-type="float" office:value="26.787" calcext:value-type="float">
            <text:p>26.787</text:p>
          </table:table-cell>
          <table:table-cell office:value-type="float" office:value="1.9788" calcext:value-type="float">
            <text:p>1.9788</text:p>
          </table:table-cell>
          <table:table-cell office:value-type="float" office:value="886883" calcext:value-type="float">
            <text:p>886883</text:p>
          </table:table-cell>
          <table:table-cell office:value-type="string" calcext:value-type="string">
            <text:p>95^4</text:p>
          </table:table-cell>
        </table:table-row>
        <table:table-row table:style-name="ro1">
          <table:table-cell office:value-type="float" office:value="26.744" calcext:value-type="float">
            <text:p>26.744</text:p>
          </table:table-cell>
          <table:table-cell office:value-type="float" office:value="1.9847" calcext:value-type="float">
            <text:p>1.9847</text:p>
          </table:table-cell>
          <table:table-cell office:value-type="float" office:value="886883" calcext:value-type="float">
            <text:p>886883</text:p>
          </table:table-cell>
          <table:table-cell office:value-type="string" calcext:value-type="string">
            <text:p>95^4</text:p>
          </table:table-cell>
        </table:table-row>
        <table:table-row table:style-name="ro1">
          <table:table-cell office:value-type="float" office:value="26.803" calcext:value-type="float">
            <text:p>26.803</text:p>
          </table:table-cell>
          <table:table-cell office:value-type="float" office:value="1.9861" calcext:value-type="float">
            <text:p>1.9861</text:p>
          </table:table-cell>
          <table:table-cell office:value-type="float" office:value="887884" calcext:value-type="float">
            <text:p>887884</text:p>
          </table:table-cell>
          <table:table-cell office:value-type="string" calcext:value-type="string">
            <text:p>96^4</text:p>
          </table:table-cell>
        </table:table-row>
        <table:table-row table:style-name="ro1">
          <table:table-cell office:value-type="float" office:value="26.836" calcext:value-type="float">
            <text:p>26.836</text:p>
          </table:table-cell>
          <table:table-cell office:value-type="float" office:value="1.9822" calcext:value-type="float">
            <text:p>1.9822</text:p>
          </table:table-cell>
          <table:table-cell office:value-type="float" office:value="887884" calcext:value-type="float">
            <text:p>887884</text:p>
          </table:table-cell>
          <table:table-cell office:value-type="string" calcext:value-type="string">
            <text:p>95^4</text:p>
          </table:table-cell>
        </table:table-row>
        <table:table-row table:style-name="ro1">
          <table:table-cell office:value-type="float" office:value="26.787" calcext:value-type="float">
            <text:p>26.787</text:p>
          </table:table-cell>
          <table:table-cell office:value-type="float" office:value="1.9827" calcext:value-type="float">
            <text:p>1.9827</text:p>
          </table:table-cell>
          <table:table-cell office:value-type="float" office:value="887884" calcext:value-type="float">
            <text:p>887884</text:p>
          </table:table-cell>
          <table:table-cell office:value-type="string" calcext:value-type="string">
            <text:p>95^4</text:p>
          </table:table-cell>
        </table:table-row>
        <table:table-row table:style-name="ro1">
          <table:table-cell office:value-type="float" office:value="26.782" calcext:value-type="float">
            <text:p>26.782</text:p>
          </table:table-cell>
          <table:table-cell office:value-type="float" office:value="1.9807" calcext:value-type="float">
            <text:p>1.9807</text:p>
          </table:table-cell>
          <table:table-cell office:value-type="float" office:value="888885" calcext:value-type="float">
            <text:p>888885</text:p>
          </table:table-cell>
          <table:table-cell office:value-type="string" calcext:value-type="string">
            <text:p>95^4</text:p>
          </table:table-cell>
        </table:table-row>
        <table:table-row table:style-name="ro1">
          <table:table-cell office:value-type="float" office:value="26.764" calcext:value-type="float">
            <text:p>26.764</text:p>
          </table:table-cell>
          <table:table-cell office:value-type="float" office:value="1.9773" calcext:value-type="float">
            <text:p>1.9773</text:p>
          </table:table-cell>
          <table:table-cell office:value-type="float" office:value="888885" calcext:value-type="float">
            <text:p>888885</text:p>
          </table:table-cell>
          <table:table-cell office:value-type="string" calcext:value-type="string">
            <text:p>95^4</text:p>
          </table:table-cell>
        </table:table-row>
        <table:table-row table:style-name="ro1">
          <table:table-cell office:value-type="float" office:value="26.713" calcext:value-type="float">
            <text:p>26.713</text:p>
          </table:table-cell>
          <table:table-cell office:value-type="float" office:value="1.9707" calcext:value-type="float">
            <text:p>1.9707</text:p>
          </table:table-cell>
          <table:table-cell office:value-type="float" office:value="888884" calcext:value-type="float">
            <text:p>888884</text:p>
          </table:table-cell>
          <table:table-cell office:value-type="string" calcext:value-type="string">
            <text:p>95^4</text:p>
          </table:table-cell>
        </table:table-row>
        <table:table-row table:style-name="ro1">
          <table:table-cell office:value-type="float" office:value="26.649" calcext:value-type="float">
            <text:p>26.649</text:p>
          </table:table-cell>
          <table:table-cell office:value-type="float" office:value="1.9795" calcext:value-type="float">
            <text:p>1.9795</text:p>
          </table:table-cell>
          <table:table-cell office:value-type="float" office:value="888885" calcext:value-type="float">
            <text:p>888885</text:p>
          </table:table-cell>
          <table:table-cell office:value-type="string" calcext:value-type="string">
            <text:p>95^4</text:p>
          </table:table-cell>
        </table:table-row>
        <table:table-row table:style-name="ro1">
          <table:table-cell office:value-type="float" office:value="26.703" calcext:value-type="float">
            <text:p>26.703</text:p>
          </table:table-cell>
          <table:table-cell office:value-type="float" office:value="1.9832" calcext:value-type="float">
            <text:p>1.9832</text:p>
          </table:table-cell>
          <table:table-cell office:value-type="float" office:value="888885" calcext:value-type="float">
            <text:p>888885</text:p>
          </table:table-cell>
          <table:table-cell office:value-type="string" calcext:value-type="string">
            <text:p>95^4</text:p>
          </table:table-cell>
        </table:table-row>
        <table:table-row table:style-name="ro1">
          <table:table-cell office:value-type="float" office:value="26.789" calcext:value-type="float">
            <text:p>26.789</text:p>
          </table:table-cell>
          <table:table-cell office:value-type="float" office:value="1.9802" calcext:value-type="float">
            <text:p>1.9802</text:p>
          </table:table-cell>
          <table:table-cell office:value-type="float" office:value="888886" calcext:value-type="float">
            <text:p>888886</text:p>
          </table:table-cell>
          <table:table-cell office:value-type="string" calcext:value-type="string">
            <text:p>95^4</text:p>
          </table:table-cell>
        </table:table-row>
        <table:table-row table:style-name="ro1">
          <table:table-cell office:value-type="float" office:value="26.755" calcext:value-type="float">
            <text:p>26.755</text:p>
          </table:table-cell>
          <table:table-cell office:value-type="float" office:value="1.9796" calcext:value-type="float">
            <text:p>1.9796</text:p>
          </table:table-cell>
          <table:table-cell office:value-type="float" office:value="889886" calcext:value-type="float">
            <text:p>889886</text:p>
          </table:table-cell>
          <table:table-cell office:value-type="string" calcext:value-type="string">
            <text:p>95^4</text:p>
          </table:table-cell>
        </table:table-row>
        <table:table-row table:style-name="ro1">
          <table:table-cell office:value-type="float" office:value="26.634" calcext:value-type="float">
            <text:p>26.634</text:p>
          </table:table-cell>
          <table:table-cell office:value-type="float" office:value="1.9766" calcext:value-type="float">
            <text:p>1.9766</text:p>
          </table:table-cell>
          <table:table-cell office:value-type="float" office:value="890888" calcext:value-type="float">
            <text:p>890888</text:p>
          </table:table-cell>
          <table:table-cell office:value-type="string" calcext:value-type="string">
            <text:p>95^4</text:p>
          </table:table-cell>
        </table:table-row>
        <table:table-row table:style-name="ro1">
          <table:table-cell office:value-type="float" office:value="26.697" calcext:value-type="float">
            <text:p>26.697</text:p>
          </table:table-cell>
          <table:table-cell office:value-type="float" office:value="1.9849" calcext:value-type="float">
            <text:p>1.9849</text:p>
          </table:table-cell>
          <table:table-cell office:value-type="float" office:value="891888" calcext:value-type="float">
            <text:p>891888</text:p>
          </table:table-cell>
          <table:table-cell office:value-type="string" calcext:value-type="string">
            <text:p>95^4</text:p>
          </table:table-cell>
        </table:table-row>
        <table:table-row table:style-name="ro1">
          <table:table-cell office:value-type="float" office:value="26.758" calcext:value-type="float">
            <text:p>26.758</text:p>
          </table:table-cell>
          <table:table-cell office:value-type="float" office:value="1.9807" calcext:value-type="float">
            <text:p>1.9807</text:p>
          </table:table-cell>
          <table:table-cell office:value-type="float" office:value="890888" calcext:value-type="float">
            <text:p>890888</text:p>
          </table:table-cell>
          <table:table-cell office:value-type="string" calcext:value-type="string">
            <text:p>95^4</text:p>
          </table:table-cell>
        </table:table-row>
        <table:table-row table:style-name="ro1">
          <table:table-cell office:value-type="float" office:value="26.749" calcext:value-type="float">
            <text:p>26.749</text:p>
          </table:table-cell>
          <table:table-cell office:value-type="float" office:value="1.9801" calcext:value-type="float">
            <text:p>1.9801</text:p>
          </table:table-cell>
          <table:table-cell office:value-type="float" office:value="891888" calcext:value-type="float">
            <text:p>891888</text:p>
          </table:table-cell>
          <table:table-cell office:value-type="string" calcext:value-type="string">
            <text:p>95^4</text:p>
          </table:table-cell>
        </table:table-row>
        <table:table-row table:style-name="ro1">
          <table:table-cell office:value-type="float" office:value="26.713" calcext:value-type="float">
            <text:p>26.713</text:p>
          </table:table-cell>
          <table:table-cell office:value-type="float" office:value="1.9744" calcext:value-type="float">
            <text:p>1.9744</text:p>
          </table:table-cell>
          <table:table-cell office:value-type="float" office:value="891888" calcext:value-type="float">
            <text:p>891888</text:p>
          </table:table-cell>
          <table:table-cell office:value-type="string" calcext:value-type="string">
            <text:p>95^4</text:p>
          </table:table-cell>
        </table:table-row>
        <table:table-row table:style-name="ro1">
          <table:table-cell office:value-type="float" office:value="26.668" calcext:value-type="float">
            <text:p>26.668</text:p>
          </table:table-cell>
          <table:table-cell office:value-type="float" office:value="1.9759" calcext:value-type="float">
            <text:p>1.9759</text:p>
          </table:table-cell>
          <table:table-cell office:value-type="float" office:value="892889" calcext:value-type="float">
            <text:p>892889</text:p>
          </table:table-cell>
          <table:table-cell office:value-type="string" calcext:value-type="string">
            <text:p>95^4</text:p>
          </table:table-cell>
        </table:table-row>
        <table:table-row table:style-name="ro1">
          <table:table-cell office:value-type="float" office:value="26.721" calcext:value-type="float">
            <text:p>26.721</text:p>
          </table:table-cell>
          <table:table-cell office:value-type="float" office:value="1.9779" calcext:value-type="float">
            <text:p>1.9779</text:p>
          </table:table-cell>
          <table:table-cell office:value-type="float" office:value="892883" calcext:value-type="float">
            <text:p>892883</text:p>
          </table:table-cell>
          <table:table-cell office:value-type="string" calcext:value-type="string">
            <text:p>95^4</text:p>
          </table:table-cell>
        </table:table-row>
        <table:table-row table:style-name="ro1">
          <table:table-cell office:value-type="float" office:value="26.71" calcext:value-type="float">
            <text:p>26.71</text:p>
          </table:table-cell>
          <table:table-cell office:value-type="float" office:value="1.9779" calcext:value-type="float">
            <text:p>1.9779</text:p>
          </table:table-cell>
          <table:table-cell office:value-type="float" office:value="892889" calcext:value-type="float">
            <text:p>892889</text:p>
          </table:table-cell>
          <table:table-cell office:value-type="string" calcext:value-type="string">
            <text:p>95^4</text:p>
          </table:table-cell>
        </table:table-row>
        <table:table-row table:style-name="ro1">
          <table:table-cell office:value-type="float" office:value="26.69" calcext:value-type="float">
            <text:p>26.69</text:p>
          </table:table-cell>
          <table:table-cell office:value-type="float" office:value="1.9701" calcext:value-type="float">
            <text:p>1.9701</text:p>
          </table:table-cell>
          <table:table-cell office:value-type="float" office:value="893890" calcext:value-type="float">
            <text:p>893890</text:p>
          </table:table-cell>
          <table:table-cell office:value-type="string" calcext:value-type="string">
            <text:p>95^4</text:p>
          </table:table-cell>
        </table:table-row>
        <table:table-row table:style-name="ro1">
          <table:table-cell office:value-type="float" office:value="26.593" calcext:value-type="float">
            <text:p>26.593</text:p>
          </table:table-cell>
          <table:table-cell office:value-type="float" office:value="1.9706" calcext:value-type="float">
            <text:p>1.9706</text:p>
          </table:table-cell>
          <table:table-cell office:value-type="float" office:value="893890" calcext:value-type="float">
            <text:p>893890</text:p>
          </table:table-cell>
          <table:table-cell office:value-type="string" calcext:value-type="string">
            <text:p>95^4</text:p>
          </table:table-cell>
        </table:table-row>
        <table:table-row table:style-name="ro1">
          <table:table-cell office:value-type="float" office:value="26.616" calcext:value-type="float">
            <text:p>26.616</text:p>
          </table:table-cell>
          <table:table-cell office:value-type="float" office:value="1.9682" calcext:value-type="float">
            <text:p>1.9682</text:p>
          </table:table-cell>
          <table:table-cell office:value-type="float" office:value="893891" calcext:value-type="float">
            <text:p>893891</text:p>
          </table:table-cell>
          <table:table-cell office:value-type="string" calcext:value-type="string">
            <text:p>95^4</text:p>
          </table:table-cell>
        </table:table-row>
        <table:table-row table:style-name="ro1">
          <table:table-cell office:value-type="float" office:value="26.569" calcext:value-type="float">
            <text:p>26.569</text:p>
          </table:table-cell>
          <table:table-cell office:value-type="float" office:value="1.9656" calcext:value-type="float">
            <text:p>1.9656</text:p>
          </table:table-cell>
          <table:table-cell office:value-type="float" office:value="893890" calcext:value-type="float">
            <text:p>893890</text:p>
          </table:table-cell>
          <table:table-cell office:value-type="string" calcext:value-type="string">
            <text:p>95^4</text:p>
          </table:table-cell>
        </table:table-row>
        <table:table-row table:style-name="ro1">
          <table:table-cell office:value-type="float" office:value="26.638" calcext:value-type="float">
            <text:p>26.638</text:p>
          </table:table-cell>
          <table:table-cell office:value-type="float" office:value="1.9933" calcext:value-type="float">
            <text:p>1.9933</text:p>
          </table:table-cell>
          <table:table-cell office:value-type="float" office:value="894891" calcext:value-type="float">
            <text:p>894891</text:p>
          </table:table-cell>
          <table:table-cell office:value-type="string" calcext:value-type="string">
            <text:p>95^4</text:p>
          </table:table-cell>
        </table:table-row>
        <table:table-row table:style-name="ro1">
          <table:table-cell office:value-type="float" office:value="27.122" calcext:value-type="float">
            <text:p>27.122</text:p>
          </table:table-cell>
          <table:table-cell office:value-type="float" office:value="2.067" calcext:value-type="float">
            <text:p>2.067</text:p>
          </table:table-cell>
          <table:table-cell office:value-type="float" office:value="894891" calcext:value-type="float">
            <text:p>894891</text:p>
          </table:table-cell>
          <table:table-cell office:value-type="string" calcext:value-type="string">
            <text:p>95^4</text:p>
          </table:table-cell>
        </table:table-row>
        <table:table-row table:style-name="ro1">
          <table:table-cell office:value-type="float" office:value="28.153" calcext:value-type="float">
            <text:p>28.153</text:p>
          </table:table-cell>
          <table:table-cell office:value-type="float" office:value="2.1932" calcext:value-type="float">
            <text:p>2.1932</text:p>
          </table:table-cell>
          <table:table-cell office:value-type="float" office:value="894892" calcext:value-type="float">
            <text:p>894892</text:p>
          </table:table-cell>
          <table:table-cell office:value-type="string" calcext:value-type="string">
            <text:p>95^4</text:p>
          </table:table-cell>
        </table:table-row>
        <table:table-row table:style-name="ro1">
          <table:table-cell office:value-type="float" office:value="29.892" calcext:value-type="float">
            <text:p>29.892</text:p>
          </table:table-cell>
          <table:table-cell office:value-type="float" office:value="2.2343" calcext:value-type="float">
            <text:p>2.2343</text:p>
          </table:table-cell>
          <table:table-cell office:value-type="float" office:value="894892" calcext:value-type="float">
            <text:p>894892</text:p>
          </table:table-cell>
          <table:table-cell office:value-type="string" calcext:value-type="string">
            <text:p>95^4</text:p>
          </table:table-cell>
        </table:table-row>
        <table:table-row table:style-name="ro1">
          <table:table-cell office:value-type="float" office:value="30.182" calcext:value-type="float">
            <text:p>30.182</text:p>
          </table:table-cell>
          <table:table-cell office:value-type="float" office:value="2.2343" calcext:value-type="float">
            <text:p>2.2343</text:p>
          </table:table-cell>
          <table:table-cell office:value-type="float" office:value="895892" calcext:value-type="float">
            <text:p>895892</text:p>
          </table:table-cell>
          <table:table-cell office:value-type="string" calcext:value-type="string">
            <text:p>96^4</text:p>
          </table:table-cell>
        </table:table-row>
        <table:table-row table:style-name="ro1">
          <table:table-cell office:value-type="float" office:value="15.093" calcext:value-type="float">
            <text:p>15.093</text:p>
          </table:table-cell>
          <table:table-cell office:value-type="float" office:value="2.2343" calcext:value-type="float">
            <text:p>2.2343</text:p>
          </table:table-cell>
          <table:table-cell office:value-type="float" office:value="976975" calcext:value-type="float">
            <text:p>976975</text:p>
          </table:table-cell>
          <table:table-cell office:value-type="string" calcext:value-type="string">
            <text:p>96^5</text:p>
          </table:table-cell>
        </table:table-row>
        <table:table-row table:style-name="ro1">
          <table:table-cell office:value-type="float" office:value="29.759" calcext:value-type="float">
            <text:p>29.759</text:p>
          </table:table-cell>
          <table:table-cell office:value-type="float" office:value="2.0374" calcext:value-type="float">
            <text:p>2.0374</text:p>
          </table:table-cell>
          <table:table-cell office:value-type="float" office:value="969969" calcext:value-type="float">
            <text:p>969969</text:p>
          </table:table-cell>
          <table:table-cell office:value-type="string" calcext:value-type="string">
            <text:p>96^6</text:p>
          </table:table-cell>
        </table:table-row>
        <table:table-row table:style-name="ro1">
          <table:table-cell office:value-type="float" office:value="27.343" calcext:value-type="float">
            <text:p>27.343</text:p>
          </table:table-cell>
          <table:table-cell office:value-type="float" office:value="1.9723" calcext:value-type="float">
            <text:p>1.9723</text:p>
          </table:table-cell>
          <table:table-cell office:value-type="float" office:value="969968" calcext:value-type="float">
            <text:p>969968</text:p>
          </table:table-cell>
          <table:table-cell office:value-type="string" calcext:value-type="string">
            <text:p>96^6</text:p>
          </table:table-cell>
        </table:table-row>
        <table:table-row table:style-name="ro1">
          <table:table-cell office:value-type="float" office:value="26.626" calcext:value-type="float">
            <text:p>26.626</text:p>
          </table:table-cell>
          <table:table-cell office:value-type="float" office:value="1.9481" calcext:value-type="float">
            <text:p>1.9481</text:p>
          </table:table-cell>
          <table:table-cell office:value-type="float" office:value="969963" calcext:value-type="float">
            <text:p>969963</text:p>
          </table:table-cell>
          <table:table-cell office:value-type="string" calcext:value-type="string">
            <text:p>96^6</text:p>
          </table:table-cell>
        </table:table-row>
        <table:table-row table:style-name="ro1">
          <table:table-cell office:value-type="float" office:value="26.283" calcext:value-type="float">
            <text:p>26.283</text:p>
          </table:table-cell>
          <table:table-cell office:value-type="float" office:value="1.9275" calcext:value-type="float">
            <text:p>1.9275</text:p>
          </table:table-cell>
          <table:table-cell office:value-type="float" office:value="969969" calcext:value-type="float">
            <text:p>969969</text:p>
          </table:table-cell>
          <table:table-cell office:value-type="string" calcext:value-type="string">
            <text:p>96^6</text:p>
          </table:table-cell>
        </table:table-row>
        <table:table-row table:style-name="ro1">
          <table:table-cell office:value-type="float" office:value="26.035" calcext:value-type="float">
            <text:p>26.035</text:p>
          </table:table-cell>
          <table:table-cell office:value-type="float" office:value="1.9255" calcext:value-type="float">
            <text:p>1.9255</text:p>
          </table:table-cell>
          <table:table-cell office:value-type="float" office:value="969968" calcext:value-type="float">
            <text:p>969968</text:p>
          </table:table-cell>
          <table:table-cell office:value-type="string" calcext:value-type="string">
            <text:p>97^7</text:p>
          </table:table-cell>
        </table:table-row>
        <table:table-row table:style-name="ro1">
          <table:table-cell office:value-type="float" office:value="26.022" calcext:value-type="float">
            <text:p>26.022</text:p>
          </table:table-cell>
          <table:table-cell office:value-type="float" office:value="1.9245" calcext:value-type="float">
            <text:p>1.9245</text:p>
          </table:table-cell>
          <table:table-cell office:value-type="float" office:value="969968" calcext:value-type="float">
            <text:p>969968</text:p>
          </table:table-cell>
          <table:table-cell office:value-type="string" calcext:value-type="string">
            <text:p>96^5</text:p>
          </table:table-cell>
        </table:table-row>
        <table:table-row table:style-name="ro1">
          <table:table-cell office:value-type="float" office:value="26.002" calcext:value-type="float">
            <text:p>26.002</text:p>
          </table:table-cell>
          <table:table-cell office:value-type="float" office:value="1.9204" calcext:value-type="float">
            <text:p>1.9204</text:p>
          </table:table-cell>
          <table:table-cell office:value-type="float" office:value="969969" calcext:value-type="float">
            <text:p>969969</text:p>
          </table:table-cell>
          <table:table-cell office:value-type="string" calcext:value-type="string">
            <text:p>97^5</text:p>
          </table:table-cell>
        </table:table-row>
        <table:table-row table:style-name="ro1">
          <table:table-cell office:value-type="float" office:value="25.806" calcext:value-type="float">
            <text:p>25.806</text:p>
          </table:table-cell>
          <table:table-cell office:value-type="float" office:value="1.4813" calcext:value-type="float">
            <text:p>1.4813</text:p>
          </table:table-cell>
          <table:table-cell office:value-type="float" office:value="970969" calcext:value-type="float">
            <text:p>970969</text:p>
          </table:table-cell>
          <table:table-cell office:value-type="string" calcext:value-type="string">
            <text:p>97^5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float" office:value="25.716" calcext:value-type="float">
            <text:p>25.716</text:p>
          </table:table-cell>
          <table:table-cell office:value-type="float" office:value="1.8262" calcext:value-type="float">
            <text:p>1.8262</text:p>
          </table:table-cell>
          <table:table-cell office:value-type="float" office:value="971971" calcext:value-type="float">
            <text:p>971971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3.972" calcext:value-type="float">
            <text:p>23.972</text:p>
          </table:table-cell>
          <table:table-cell office:value-type="float" office:value="1.736" calcext:value-type="float">
            <text:p>1.736</text:p>
          </table:table-cell>
          <table:table-cell office:value-type="float" office:value="971971" calcext:value-type="float">
            <text:p>971971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3.198" calcext:value-type="float">
            <text:p>23.198</text:p>
          </table:table-cell>
          <table:table-cell office:value-type="float" office:value="1.7034" calcext:value-type="float">
            <text:p>1.7034</text:p>
          </table:table-cell>
          <table:table-cell office:value-type="float" office:value="971971" calcext:value-type="float">
            <text:p>971971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2.914" calcext:value-type="float">
            <text:p>22.914</text:p>
          </table:table-cell>
          <table:table-cell office:value-type="float" office:value="1.6907" calcext:value-type="float">
            <text:p>1.6907</text:p>
          </table:table-cell>
          <table:table-cell office:value-type="float" office:value="971971" calcext:value-type="float">
            <text:p>971971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2.798" calcext:value-type="float">
            <text:p>22.798</text:p>
          </table:table-cell>
          <table:table-cell office:value-type="float" office:value="1.6857" calcext:value-type="float">
            <text:p>1.6857</text:p>
          </table:table-cell>
          <table:table-cell office:value-type="float" office:value="971971" calcext:value-type="float">
            <text:p>971971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2.816" calcext:value-type="float">
            <text:p>22.816</text:p>
          </table:table-cell>
          <table:table-cell office:value-type="float" office:value="1.694" calcext:value-type="float">
            <text:p>1.694</text:p>
          </table:table-cell>
          <table:table-cell office:value-type="float" office:value="971971" calcext:value-type="float">
            <text:p>971971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2.905" calcext:value-type="float">
            <text:p>22.905</text:p>
          </table:table-cell>
          <table:table-cell office:value-type="float" office:value="1.6982" calcext:value-type="float">
            <text:p>1.6982</text:p>
          </table:table-cell>
          <table:table-cell office:value-type="float" office:value="971971" calcext:value-type="float">
            <text:p>971971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2.982" calcext:value-type="float">
            <text:p>22.982</text:p>
          </table:table-cell>
          <table:table-cell office:value-type="float" office:value="1.7058" calcext:value-type="float">
            <text:p>1.7058</text:p>
          </table:table-cell>
          <table:table-cell office:value-type="float" office:value="971971" calcext:value-type="float">
            <text:p>971971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3.097" calcext:value-type="float">
            <text:p>23.097</text:p>
          </table:table-cell>
          <table:table-cell office:value-type="float" office:value="1.7161" calcext:value-type="float">
            <text:p>1.7161</text:p>
          </table:table-cell>
          <table:table-cell office:value-type="float" office:value="972972" calcext:value-type="float">
            <text:p>972972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3.205" calcext:value-type="float">
            <text:p>23.205</text:p>
          </table:table-cell>
          <table:table-cell office:value-type="float" office:value="1.7213" calcext:value-type="float">
            <text:p>1.7213</text:p>
          </table:table-cell>
          <table:table-cell office:value-type="float" office:value="972972" calcext:value-type="float">
            <text:p>972972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office:value-type="float" office:value="1.7241" calcext:value-type="float">
            <text:p>1.7241</text:p>
          </table:table-cell>
          <table:table-cell office:value-type="float" office:value="972972" calcext:value-type="float">
            <text:p>972972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3.452" calcext:value-type="float">
            <text:p>23.452</text:p>
          </table:table-cell>
          <table:table-cell office:value-type="float" office:value="1.7386" calcext:value-type="float">
            <text:p>1.7386</text:p>
          </table:table-cell>
          <table:table-cell office:value-type="float" office:value="972972" calcext:value-type="float">
            <text:p>972972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3.481" calcext:value-type="float">
            <text:p>23.481</text:p>
          </table:table-cell>
          <table:table-cell office:value-type="float" office:value="1.74" calcext:value-type="float">
            <text:p>1.74</text:p>
          </table:table-cell>
          <table:table-cell office:value-type="float" office:value="972972" calcext:value-type="float">
            <text:p>972972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3.535" calcext:value-type="float">
            <text:p>23.535</text:p>
          </table:table-cell>
          <table:table-cell office:value-type="float" office:value="1.7536" calcext:value-type="float">
            <text:p>1.7536</text:p>
          </table:table-cell>
          <table:table-cell office:value-type="float" office:value="972972" calcext:value-type="float">
            <text:p>972972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3.727" calcext:value-type="float">
            <text:p>23.727</text:p>
          </table:table-cell>
          <table:table-cell office:value-type="float" office:value="1.768" calcext:value-type="float">
            <text:p>1.768</text:p>
          </table:table-cell>
          <table:table-cell office:value-type="float" office:value="972972" calcext:value-type="float">
            <text:p>972972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3.898" calcext:value-type="float">
            <text:p>23.898</text:p>
          </table:table-cell>
          <table:table-cell office:value-type="float" office:value="1.7753" calcext:value-type="float">
            <text:p>1.7753</text:p>
          </table:table-cell>
          <table:table-cell office:value-type="float" office:value="972972" calcext:value-type="float">
            <text:p>972972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3.997" calcext:value-type="float">
            <text:p>23.997</text:p>
          </table:table-cell>
          <table:table-cell office:value-type="float" office:value="1.7804" calcext:value-type="float">
            <text:p>1.7804</text:p>
          </table:table-cell>
          <table:table-cell office:value-type="float" office:value="972972" calcext:value-type="float">
            <text:p>972972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4.04" calcext:value-type="float">
            <text:p>24.04</text:p>
          </table:table-cell>
          <table:table-cell office:value-type="float" office:value="1.7795" calcext:value-type="float">
            <text:p>1.7795</text:p>
          </table:table-cell>
          <table:table-cell office:value-type="float" office:value="972972" calcext:value-type="float">
            <text:p>972972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4.064" calcext:value-type="float">
            <text:p>24.064</text:p>
          </table:table-cell>
          <table:table-cell office:value-type="float" office:value="1.7939" calcext:value-type="float">
            <text:p>1.7939</text:p>
          </table:table-cell>
          <table:table-cell office:value-type="float" office:value="972972" calcext:value-type="float">
            <text:p>972972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4.397" calcext:value-type="float">
            <text:p>24.397</text:p>
          </table:table-cell>
          <table:table-cell office:value-type="float" office:value="1.923" calcext:value-type="float">
            <text:p>1.923</text:p>
          </table:table-cell>
          <table:table-cell office:value-type="float" office:value="972972" calcext:value-type="float">
            <text:p>972972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5.938" calcext:value-type="float">
            <text:p>25.938</text:p>
          </table:table-cell>
          <table:table-cell office:value-type="float" office:value="2.0213" calcext:value-type="float">
            <text:p>2.0213</text:p>
          </table:table-cell>
          <table:table-cell office:value-type="float" office:value="972972" calcext:value-type="float">
            <text:p>972972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7.284" calcext:value-type="float">
            <text:p>27.284</text:p>
          </table:table-cell>
          <table:table-cell office:value-type="float" office:value="2.0783" calcext:value-type="float">
            <text:p>2.0783</text:p>
          </table:table-cell>
          <table:table-cell office:value-type="float" office:value="972972" calcext:value-type="float">
            <text:p>972972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8.063" calcext:value-type="float">
            <text:p>28.063</text:p>
          </table:table-cell>
          <table:table-cell office:value-type="float" office:value="2.1067" calcext:value-type="float">
            <text:p>2.1067</text:p>
          </table:table-cell>
          <table:table-cell office:value-type="float" office:value="972972" calcext:value-type="float">
            <text:p>972972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8.584" calcext:value-type="float">
            <text:p>28.584</text:p>
          </table:table-cell>
          <table:table-cell office:value-type="float" office:value="2.1236" calcext:value-type="float">
            <text:p>2.1236</text:p>
          </table:table-cell>
          <table:table-cell office:value-type="float" office:value="972972" calcext:value-type="float">
            <text:p>972972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8.672" calcext:value-type="float">
            <text:p>28.672</text:p>
          </table:table-cell>
          <table:table-cell office:value-type="float" office:value="2.1219" calcext:value-type="float">
            <text:p>2.1219</text:p>
          </table:table-cell>
          <table:table-cell office:value-type="float" office:value="972972" calcext:value-type="float">
            <text:p>972972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8.665" calcext:value-type="float">
            <text:p>28.665</text:p>
          </table:table-cell>
          <table:table-cell office:value-type="float" office:value="2.1258" calcext:value-type="float">
            <text:p>2.1258</text:p>
          </table:table-cell>
          <table:table-cell office:value-type="float" office:value="972972" calcext:value-type="float">
            <text:p>972972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8.713" calcext:value-type="float">
            <text:p>28.713</text:p>
          </table:table-cell>
          <table:table-cell office:value-type="float" office:value="2.1277" calcext:value-type="float">
            <text:p>2.1277</text:p>
          </table:table-cell>
          <table:table-cell office:value-type="float" office:value="972973" calcext:value-type="float">
            <text:p>972973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8.744" calcext:value-type="float">
            <text:p>28.744</text:p>
          </table:table-cell>
          <table:table-cell office:value-type="float" office:value="2.1163" calcext:value-type="float">
            <text:p>2.1163</text:p>
          </table:table-cell>
          <table:table-cell office:value-type="float" office:value="972973" calcext:value-type="float">
            <text:p>972973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8.629" calcext:value-type="float">
            <text:p>28.629</text:p>
          </table:table-cell>
          <table:table-cell office:value-type="float" office:value="2.1175" calcext:value-type="float">
            <text:p>2.1175</text:p>
          </table:table-cell>
          <table:table-cell office:value-type="float" office:value="972973" calcext:value-type="float">
            <text:p>972973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2.1205" calcext:value-type="float">
            <text:p>2.1205</text:p>
          </table:table-cell>
          <table:table-cell office:value-type="float" office:value="973973" calcext:value-type="float">
            <text:p>973973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8.638" calcext:value-type="float">
            <text:p>28.638</text:p>
          </table:table-cell>
          <table:table-cell office:value-type="float" office:value="2.127" calcext:value-type="float">
            <text:p>2.127</text:p>
          </table:table-cell>
          <table:table-cell office:value-type="float" office:value="973973" calcext:value-type="float">
            <text:p>973973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8.71" calcext:value-type="float">
            <text:p>28.71</text:p>
          </table:table-cell>
          <table:table-cell office:value-type="float" office:value="2.1234" calcext:value-type="float">
            <text:p>2.1234</text:p>
          </table:table-cell>
          <table:table-cell office:value-type="float" office:value="973973" calcext:value-type="float">
            <text:p>973973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8.697" calcext:value-type="float">
            <text:p>28.697</text:p>
          </table:table-cell>
          <table:table-cell office:value-type="float" office:value="2.1186" calcext:value-type="float">
            <text:p>2.1186</text:p>
          </table:table-cell>
          <table:table-cell office:value-type="float" office:value="973973" calcext:value-type="float">
            <text:p>973973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8.643" calcext:value-type="float">
            <text:p>28.643</text:p>
          </table:table-cell>
          <table:table-cell office:value-type="float" office:value="2.1095" calcext:value-type="float">
            <text:p>2.1095</text:p>
          </table:table-cell>
          <table:table-cell office:value-type="float" office:value="973973" calcext:value-type="float">
            <text:p>973973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8.531" calcext:value-type="float">
            <text:p>28.531</text:p>
          </table:table-cell>
          <table:table-cell office:value-type="float" office:value="2.2206" calcext:value-type="float">
            <text:p>2.2206</text:p>
          </table:table-cell>
          <table:table-cell office:value-type="float" office:value="973973" calcext:value-type="float">
            <text:p>973973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8.531" calcext:value-type="float">
            <text:p>28.531</text:p>
          </table:table-cell>
          <table:table-cell office:value-type="float" office:value="2.1106" calcext:value-type="float">
            <text:p>2.1106</text:p>
          </table:table-cell>
          <table:table-cell office:value-type="float" office:value="973973" calcext:value-type="float">
            <text:p>973973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8.494" calcext:value-type="float">
            <text:p>28.494</text:p>
          </table:table-cell>
          <table:table-cell office:value-type="float" office:value="2.1055" calcext:value-type="float">
            <text:p>2.1055</text:p>
          </table:table-cell>
          <table:table-cell office:value-type="float" office:value="973973" calcext:value-type="float">
            <text:p>973973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8.492" calcext:value-type="float">
            <text:p>28.492</text:p>
          </table:table-cell>
          <table:table-cell office:value-type="float" office:value="2.1027" calcext:value-type="float">
            <text:p>2.1027</text:p>
          </table:table-cell>
          <table:table-cell office:value-type="float" office:value="973973" calcext:value-type="float">
            <text:p>973973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8.393" calcext:value-type="float">
            <text:p>28.393</text:p>
          </table:table-cell>
          <table:table-cell office:value-type="float" office:value="2.1078" calcext:value-type="float">
            <text:p>2.1078</text:p>
          </table:table-cell>
          <table:table-cell office:value-type="float" office:value="973973" calcext:value-type="float">
            <text:p>973973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8.468" calcext:value-type="float">
            <text:p>28.468</text:p>
          </table:table-cell>
          <table:table-cell office:value-type="float" office:value="2.1087" calcext:value-type="float">
            <text:p>2.1087</text:p>
          </table:table-cell>
          <table:table-cell office:value-type="float" office:value="973973" calcext:value-type="float">
            <text:p>973973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8.45" calcext:value-type="float">
            <text:p>28.45</text:p>
          </table:table-cell>
          <table:table-cell office:value-type="float" office:value="2.1002" calcext:value-type="float">
            <text:p>2.1002</text:p>
          </table:table-cell>
          <table:table-cell office:value-type="float" office:value="973973" calcext:value-type="float">
            <text:p>973973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8.36" calcext:value-type="float">
            <text:p>28.36</text:p>
          </table:table-cell>
          <table:table-cell office:value-type="float" office:value="2.1019" calcext:value-type="float">
            <text:p>2.1019</text:p>
          </table:table-cell>
          <table:table-cell office:value-type="float" office:value="973973" calcext:value-type="float">
            <text:p>973973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8.368" calcext:value-type="float">
            <text:p>28.368</text:p>
          </table:table-cell>
          <table:table-cell office:value-type="float" office:value="2.0984" calcext:value-type="float">
            <text:p>2.0984</text:p>
          </table:table-cell>
          <table:table-cell office:value-type="float" office:value="973973" calcext:value-type="float">
            <text:p>973973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8.324" calcext:value-type="float">
            <text:p>28.324</text:p>
          </table:table-cell>
          <table:table-cell office:value-type="float" office:value="2.0942" calcext:value-type="float">
            <text:p>2.0942</text:p>
          </table:table-cell>
          <table:table-cell office:value-type="float" office:value="973973" calcext:value-type="float">
            <text:p>973973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8.269" calcext:value-type="float">
            <text:p>28.269</text:p>
          </table:table-cell>
          <table:table-cell office:value-type="float" office:value="2.0886" calcext:value-type="float">
            <text:p>2.0886</text:p>
          </table:table-cell>
          <table:table-cell office:value-type="float" office:value="973974" calcext:value-type="float">
            <text:p>973974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8.233" calcext:value-type="float">
            <text:p>28.233</text:p>
          </table:table-cell>
          <table:table-cell office:value-type="float" office:value="2.0946" calcext:value-type="float">
            <text:p>2.0946</text:p>
          </table:table-cell>
          <table:table-cell office:value-type="float" office:value="973974" calcext:value-type="float">
            <text:p>973974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8.332" calcext:value-type="float">
            <text:p>28.332</text:p>
          </table:table-cell>
          <table:table-cell office:value-type="float" office:value="2.1002" calcext:value-type="float">
            <text:p>2.1002</text:p>
          </table:table-cell>
          <table:table-cell office:value-type="float" office:value="973974" calcext:value-type="float">
            <text:p>973974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8.351" calcext:value-type="float">
            <text:p>28.351</text:p>
          </table:table-cell>
          <table:table-cell office:value-type="float" office:value="2.0923" calcext:value-type="float">
            <text:p>2.0923</text:p>
          </table:table-cell>
          <table:table-cell office:value-type="float" office:value="973974" calcext:value-type="float">
            <text:p>973974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8.231" calcext:value-type="float">
            <text:p>28.231</text:p>
          </table:table-cell>
          <table:table-cell office:value-type="float" office:value="2.0873" calcext:value-type="float">
            <text:p>2.0873</text:p>
          </table:table-cell>
          <table:table-cell office:value-type="float" office:value="973974" calcext:value-type="float">
            <text:p>973974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8.144" calcext:value-type="float">
            <text:p>28.144</text:p>
          </table:table-cell>
          <table:table-cell office:value-type="float" office:value="2.0848" calcext:value-type="float">
            <text:p>2.0848</text:p>
          </table:table-cell>
          <table:table-cell office:value-type="float" office:value="974974" calcext:value-type="float">
            <text:p>974974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8.188" calcext:value-type="float">
            <text:p>28.188</text:p>
          </table:table-cell>
          <table:table-cell office:value-type="float" office:value="2.0829" calcext:value-type="float">
            <text:p>2.0829</text:p>
          </table:table-cell>
          <table:table-cell office:value-type="float" office:value="973974" calcext:value-type="float">
            <text:p>973974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8.141" calcext:value-type="float">
            <text:p>28.141</text:p>
          </table:table-cell>
          <table:table-cell office:value-type="float" office:value="2.0738" calcext:value-type="float">
            <text:p>2.0738</text:p>
          </table:table-cell>
          <table:table-cell office:value-type="float" office:value="974974" calcext:value-type="float">
            <text:p>974974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7.991" calcext:value-type="float">
            <text:p>27.991</text:p>
          </table:table-cell>
          <table:table-cell office:value-type="float" office:value="2.0709" calcext:value-type="float">
            <text:p>2.0709</text:p>
          </table:table-cell>
          <table:table-cell office:value-type="float" office:value="974974" calcext:value-type="float">
            <text:p>974974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7.955" calcext:value-type="float">
            <text:p>27.955</text:p>
          </table:table-cell>
          <table:table-cell office:value-type="float" office:value="2.0624" calcext:value-type="float">
            <text:p>2.0624</text:p>
          </table:table-cell>
          <table:table-cell office:value-type="float" office:value="974974" calcext:value-type="float">
            <text:p>974974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7.801" calcext:value-type="float">
            <text:p>27.801</text:p>
          </table:table-cell>
          <table:table-cell office:value-type="float" office:value="2.0549" calcext:value-type="float">
            <text:p>2.0549</text:p>
          </table:table-cell>
          <table:table-cell office:value-type="float" office:value="974974" calcext:value-type="float">
            <text:p>974974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7.727" calcext:value-type="float">
            <text:p>27.727</text:p>
          </table:table-cell>
          <table:table-cell office:value-type="float" office:value="2.0394" calcext:value-type="float">
            <text:p>2.0394</text:p>
          </table:table-cell>
          <table:table-cell office:value-type="float" office:value="974974" calcext:value-type="float">
            <text:p>974974</text:p>
          </table:table-cell>
          <table:table-cell office:value-type="string" calcext:value-type="string">
            <text:p>98^5</text:p>
          </table:table-cell>
        </table:table-row>
        <table:table-row table:style-name="ro1">
          <table:table-cell office:value-type="float" office:value="27.185" calcext:value-type="float">
            <text:p>27.185</text:p>
          </table:table-cell>
          <table:table-cell office:value-type="float" office:value="1.3609" calcext:value-type="float">
            <text:p>1.3609</text:p>
          </table:table-cell>
          <table:table-cell office:value-type="float" office:value="974973" calcext:value-type="float">
            <text:p>974973</text:p>
          </table:table-cell>
          <table:table-cell office:value-type="string" calcext:value-type="string">
            <text:p>98^5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float" office:value="27.419" calcext:value-type="float">
            <text:p>27.419</text:p>
          </table:table-cell>
          <table:table-cell office:value-type="float" office:value="2.0088" calcext:value-type="float">
            <text:p>2.0088</text:p>
          </table:table-cell>
          <table:table-cell office:value-type="float" office:value="843841" calcext:value-type="float">
            <text:p>843841</text:p>
          </table:table-cell>
          <table:table-cell office:value-type="string" calcext:value-type="string">
            <text:p>98^7</text:p>
          </table:table-cell>
        </table:table-row>
        <table:table-row table:style-name="ro1">
          <table:table-cell office:value-type="float" office:value="26.593" calcext:value-type="float">
            <text:p>26.593</text:p>
          </table:table-cell>
          <table:table-cell office:value-type="float" office:value="1.9835" calcext:value-type="float">
            <text:p>1.9835</text:p>
          </table:table-cell>
          <table:table-cell office:value-type="float" office:value="843841" calcext:value-type="float">
            <text:p>843841</text:p>
          </table:table-cell>
          <table:table-cell office:value-type="string" calcext:value-type="string">
            <text:p>98^7</text:p>
          </table:table-cell>
        </table:table-row>
        <table:table-row table:style-name="ro1">
          <table:table-cell office:value-type="float" office:value="26.879" calcext:value-type="float">
            <text:p>26.879</text:p>
          </table:table-cell>
          <table:table-cell office:value-type="float" office:value="1.9915" calcext:value-type="float">
            <text:p>1.9915</text:p>
          </table:table-cell>
          <table:table-cell office:value-type="float" office:value="844842" calcext:value-type="float">
            <text:p>844842</text:p>
          </table:table-cell>
          <table:table-cell office:value-type="string" calcext:value-type="string">
            <text:p>98^7</text:p>
          </table:table-cell>
        </table:table-row>
        <table:table-row table:style-name="ro1">
          <table:table-cell office:value-type="float" office:value="26.809" calcext:value-type="float">
            <text:p>26.809</text:p>
          </table:table-cell>
          <table:table-cell office:value-type="float" office:value="1.9818" calcext:value-type="float">
            <text:p>1.9818</text:p>
          </table:table-cell>
          <table:table-cell office:value-type="float" office:value="844842" calcext:value-type="float">
            <text:p>844842</text:p>
          </table:table-cell>
          <table:table-cell office:value-type="string" calcext:value-type="string">
            <text:p>98^7</text:p>
          </table:table-cell>
        </table:table-row>
        <table:table-row table:style-name="ro1">
          <table:table-cell office:value-type="float" office:value="26.411" calcext:value-type="float">
            <text:p>26.411</text:p>
          </table:table-cell>
          <table:table-cell office:value-type="float" office:value="1.93" calcext:value-type="float">
            <text:p>1.93</text:p>
          </table:table-cell>
          <table:table-cell office:value-type="float" office:value="844842" calcext:value-type="float">
            <text:p>844842</text:p>
          </table:table-cell>
          <table:table-cell office:value-type="string" calcext:value-type="string">
            <text:p>98^7</text:p>
          </table:table-cell>
        </table:table-row>
        <table:table-row table:style-name="ro1">
          <table:table-cell office:value-type="float" office:value="25.918" calcext:value-type="float">
            <text:p>25.918</text:p>
          </table:table-cell>
          <table:table-cell office:value-type="float" office:value="1.8844" calcext:value-type="float">
            <text:p>1.8844</text:p>
          </table:table-cell>
          <table:table-cell office:value-type="float" office:value="845843" calcext:value-type="float">
            <text:p>845843</text:p>
          </table:table-cell>
          <table:table-cell office:value-type="string" calcext:value-type="string">
            <text:p>98^7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office:value-type="float" office:value="1.195" calcext:value-type="float">
            <text:p>1.195</text:p>
          </table:table-cell>
          <table:table-cell office:value-type="float" office:value="844842" calcext:value-type="float">
            <text:p>844842</text:p>
          </table:table-cell>
          <table:table-cell office:value-type="string" calcext:value-type="string">
            <text:p>98^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6.905" calcext:value-type="float">
            <text:p>16.905</text:p>
          </table:table-cell>
          <table:table-cell office:value-type="float" office:value="1.1647" calcext:value-type="float">
            <text:p>1.1647</text:p>
          </table:table-cell>
          <table:table-cell office:value-type="float" office:value="844842" calcext:value-type="float">
            <text:p>844842</text:p>
          </table:table-cell>
          <table:table-cell office:value-type="string" calcext:value-type="string">
            <text:p>96^7</text:p>
          </table:table-cell>
        </table:table-row>
        <table:table-row table:style-name="ro1">
          <table:table-cell office:value-type="float" office:value="15.638" calcext:value-type="float">
            <text:p>15.638</text:p>
          </table:table-cell>
          <table:table-cell office:value-type="float" office:value="1.1262" calcext:value-type="float">
            <text:p>1.1262</text:p>
          </table:table-cell>
          <table:table-cell office:value-type="float" office:value="844842" calcext:value-type="float">
            <text:p>844842</text:p>
          </table:table-cell>
          <table:table-cell office:value-type="string" calcext:value-type="string">
            <text:p>96^7</text:p>
          </table:table-cell>
        </table:table-row>
        <table:table-row table:style-name="ro1">
          <table:table-cell office:value-type="float" office:value="15.184" calcext:value-type="float">
            <text:p>15.184</text:p>
          </table:table-cell>
          <table:table-cell office:value-type="float" office:value="1.1014" calcext:value-type="float">
            <text:p>1.1014</text:p>
          </table:table-cell>
          <table:table-cell office:value-type="float" office:value="845843" calcext:value-type="float">
            <text:p>845843</text:p>
          </table:table-cell>
          <table:table-cell office:value-type="string" calcext:value-type="string">
            <text:p>96^7</text:p>
          </table:table-cell>
        </table:table-row>
        <table:table-row table:style-name="ro1">
          <table:table-cell office:value-type="float" office:value="14.866" calcext:value-type="float">
            <text:p>14.866</text:p>
          </table:table-cell>
          <table:table-cell office:value-type="float" office:value="1.0902" calcext:value-type="float">
            <text:p>1.0902</text:p>
          </table:table-cell>
          <table:table-cell office:value-type="float" office:value="844843" calcext:value-type="float">
            <text:p>844843</text:p>
          </table:table-cell>
          <table:table-cell office:value-type="string" calcext:value-type="string">
            <text:p>96^7</text:p>
          </table:table-cell>
        </table:table-row>
        <table:table-row table:style-name="ro1">
          <table:table-cell office:value-type="float" office:value="14.416" calcext:value-type="float">
            <text:p>14.416</text:p>
          </table:table-cell>
          <table:table-cell office:value-type="float" office:value="1.0442" calcext:value-type="float">
            <text:p>1.0442</text:p>
          </table:table-cell>
          <table:table-cell office:value-type="float" office:value="845843" calcext:value-type="float">
            <text:p>845843</text:p>
          </table:table-cell>
          <table:table-cell office:value-type="string" calcext:value-type="string">
            <text:p>96^7</text:p>
          </table:table-cell>
        </table:table-row>
        <table:table-row table:style-name="ro1">
          <table:table-cell office:value-type="float" office:value="14.104" calcext:value-type="float">
            <text:p>14.104</text:p>
          </table:table-cell>
          <table:table-cell office:value-type="float" office:value="1.0267" calcext:value-type="float">
            <text:p>1.0267</text:p>
          </table:table-cell>
          <table:table-cell office:value-type="float" office:value="845844" calcext:value-type="float">
            <text:p>845844</text:p>
          </table:table-cell>
          <table:table-cell office:value-type="string" calcext:value-type="string">
            <text:p>96^7</text:p>
          </table:table-cell>
        </table:table-row>
        <table:table-row table:style-name="ro1">
          <table:table-cell office:value-type="float" office:value="13.881" calcext:value-type="float">
            <text:p>13.881</text:p>
          </table:table-cell>
          <table:table-cell office:value-type="float" office:value="0.9864" calcext:value-type="float">
            <text:p>0.9864</text:p>
          </table:table-cell>
          <table:table-cell office:value-type="float" office:value="846845" calcext:value-type="float">
            <text:p>846845</text:p>
          </table:table-cell>
          <table:table-cell office:value-type="string" calcext:value-type="string">
            <text:p>96^7</text:p>
          </table:table-cell>
        </table:table-row>
        <table:table-row table:style-name="ro1">
          <table:table-cell office:value-type="float" office:value="13.402" calcext:value-type="float">
            <text:p>13.402</text:p>
          </table:table-cell>
          <table:table-cell office:value-type="float" office:value="0.9619" calcext:value-type="float">
            <text:p>0.9619</text:p>
          </table:table-cell>
          <table:table-cell office:value-type="float" office:value="849848" calcext:value-type="float">
            <text:p>849848</text:p>
          </table:table-cell>
          <table:table-cell office:value-type="string" calcext:value-type="string">
            <text:p>96^7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0.9591" calcext:value-type="float">
            <text:p>0.9591</text:p>
          </table:table-cell>
          <table:table-cell office:value-type="float" office:value="855854" calcext:value-type="float">
            <text:p>855854</text:p>
          </table:table-cell>
          <table:table-cell office:value-type="string" calcext:value-type="string">
            <text:p>96^7</text:p>
          </table:table-cell>
        </table:table-row>
        <table:table-row table:style-name="ro1">
          <table:table-cell office:value-type="float" office:value="12.861" calcext:value-type="float">
            <text:p>12.861</text:p>
          </table:table-cell>
          <table:table-cell office:value-type="float" office:value="0.9477" calcext:value-type="float">
            <text:p>0.9477</text:p>
          </table:table-cell>
          <table:table-cell office:value-type="float" office:value="849848" calcext:value-type="float">
            <text:p>849848</text:p>
          </table:table-cell>
          <table:table-cell office:value-type="string" calcext:value-type="string">
            <text:p>96^7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0.9274" calcext:value-type="float">
            <text:p>0.9274</text:p>
          </table:table-cell>
          <table:table-cell office:value-type="float" office:value="849848" calcext:value-type="float">
            <text:p>849848</text:p>
          </table:table-cell>
          <table:table-cell office:value-type="string" calcext:value-type="string">
            <text:p>96^7</text:p>
          </table:table-cell>
        </table:table-row>
        <table:table-row table:style-name="ro1">
          <table:table-cell office:value-type="float" office:value="12.596" calcext:value-type="float">
            <text:p>12.596</text:p>
          </table:table-cell>
          <table:table-cell office:value-type="float" office:value="0.9105" calcext:value-type="float">
            <text:p>0.9105</text:p>
          </table:table-cell>
          <table:table-cell office:value-type="float" office:value="850849" calcext:value-type="float">
            <text:p>850849</text:p>
          </table:table-cell>
          <table:table-cell office:value-type="string" calcext:value-type="string">
            <text:p>96^7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0.875" calcext:value-type="float">
            <text:p>0.875</text:p>
          </table:table-cell>
          <table:table-cell office:value-type="float" office:value="852851" calcext:value-type="float">
            <text:p>852851</text:p>
          </table:table-cell>
          <table:table-cell office:value-type="string" calcext:value-type="string">
            <text:p>96^7</text:p>
          </table:table-cell>
        </table:table-row>
        <table:table-row table:style-name="ro1">
          <table:table-cell office:value-type="float" office:value="11.728" calcext:value-type="float">
            <text:p>11.728</text:p>
          </table:table-cell>
          <table:table-cell office:value-type="float" office:value="0.8523" calcext:value-type="float">
            <text:p>0.8523</text:p>
          </table:table-cell>
          <table:table-cell office:value-type="float" office:value="853852" calcext:value-type="float">
            <text:p>853852</text:p>
          </table:table-cell>
          <table:table-cell office:value-type="string" calcext:value-type="string">
            <text:p>96^7</text:p>
          </table:table-cell>
        </table:table-row>
        <table:table-row table:style-name="ro1">
          <table:table-cell office:value-type="float" office:value="11.624" calcext:value-type="float">
            <text:p>11.624</text:p>
          </table:table-cell>
          <table:table-cell office:value-type="float" office:value="0.8598" calcext:value-type="float">
            <text:p>0.8598</text:p>
          </table:table-cell>
          <table:table-cell office:value-type="float" office:value="853852" calcext:value-type="float">
            <text:p>853852</text:p>
          </table:table-cell>
          <table:table-cell office:value-type="string" calcext:value-type="string">
            <text:p>96^7</text:p>
          </table:table-cell>
        </table:table-row>
        <table:table-row table:style-name="ro1">
          <table:table-cell office:value-type="float" office:value="11.638" calcext:value-type="float">
            <text:p>11.638</text:p>
          </table:table-cell>
          <table:table-cell office:value-type="float" office:value="0.8434" calcext:value-type="float">
            <text:p>0.8434</text:p>
          </table:table-cell>
          <table:table-cell office:value-type="float" office:value="856854" calcext:value-type="float">
            <text:p>856854</text:p>
          </table:table-cell>
          <table:table-cell office:value-type="string" calcext:value-type="string">
            <text:p>97^7</text:p>
          </table:table-cell>
        </table:table-row>
        <table:table-row table:style-name="ro1">
          <table:table-cell office:value-type="float" office:value="10.054" calcext:value-type="float">
            <text:p>10.054</text:p>
          </table:table-cell>
          <table:table-cell office:value-type="float" office:value="0.7475" calcext:value-type="float">
            <text:p>0.7475</text:p>
          </table:table-cell>
          <table:table-cell office:value-type="float" office:value="893890" calcext:value-type="float">
            <text:p>893890</text:p>
          </table:table-cell>
          <table:table-cell office:value-type="string" calcext:value-type="string">
            <text:p>97^5</text:p>
          </table:table-cell>
        </table:table-row>
        <table:table-row table:style-name="ro1">
          <table:table-cell office:value-type="float" office:value="10.695" calcext:value-type="float">
            <text:p>10.695</text:p>
          </table:table-cell>
          <table:table-cell office:value-type="float" office:value="0.7782" calcext:value-type="float">
            <text:p>0.7782</text:p>
          </table:table-cell>
          <table:table-cell office:value-type="float" office:value="857856" calcext:value-type="float">
            <text:p>857856</text:p>
          </table:table-cell>
          <table:table-cell office:value-type="string" calcext:value-type="string">
            <text:p>98^7</text:p>
          </table:table-cell>
        </table:table-row>
        <table:table-row table:style-name="ro1">
          <table:table-cell office:value-type="float" office:value="10.112" calcext:value-type="float">
            <text:p>10.112</text:p>
          </table:table-cell>
          <table:table-cell office:value-type="float" office:value="0.7436" calcext:value-type="float">
            <text:p>0.7436</text:p>
          </table:table-cell>
          <table:table-cell office:value-type="float" office:value="879877" calcext:value-type="float">
            <text:p>879877</text:p>
          </table:table-cell>
          <table:table-cell office:value-type="string" calcext:value-type="string">
            <text:p>96^5</text:p>
          </table:table-cell>
        </table:table-row>
        <table:table-row table:style-name="ro1">
          <table:table-cell office:value-type="float" office:value="9.9648" calcext:value-type="float">
            <text:p>9.9648</text:p>
          </table:table-cell>
          <table:table-cell office:value-type="float" office:value="0.6991" calcext:value-type="float">
            <text:p>0.6991</text:p>
          </table:table-cell>
          <table:table-cell office:value-type="float" office:value="877876" calcext:value-type="float">
            <text:p>877876</text:p>
          </table:table-cell>
          <table:table-cell office:value-type="string" calcext:value-type="string">
            <text:p>94^5</text:p>
          </table:table-cell>
        </table:table-row>
        <table:table-row table:style-name="ro1">
          <table:table-cell office:value-type="float" office:value="9.4067" calcext:value-type="float">
            <text:p>9.4067</text:p>
          </table:table-cell>
          <table:table-cell office:value-type="float" office:value="0.6689" calcext:value-type="float">
            <text:p>0.6689</text:p>
          </table:table-cell>
          <table:table-cell office:value-type="float" office:value="877876" calcext:value-type="float">
            <text:p>877876</text:p>
          </table:table-cell>
          <table:table-cell office:value-type="string" calcext:value-type="string">
            <text:p>94^5</text:p>
          </table:table-cell>
        </table:table-row>
        <table:table-row table:style-name="ro1">
          <table:table-cell office:value-type="float" office:value="8.0469" calcext:value-type="float">
            <text:p>8.0469</text:p>
          </table:table-cell>
          <table:table-cell office:value-type="float" office:value="0.6469" calcext:value-type="float">
            <text:p>0.6469</text:p>
          </table:table-cell>
          <table:table-cell office:value-type="float" office:value="872871" calcext:value-type="float">
            <text:p>872871</text:p>
          </table:table-cell>
          <table:table-cell office:value-type="string" calcext:value-type="string">
            <text:p>95^5</text:p>
          </table:table-cell>
        </table:table-row>
        <table:table-row table:style-name="ro1">
          <table:table-cell office:value-type="float" office:value="8.8452" calcext:value-type="float">
            <text:p>8.8452</text:p>
          </table:table-cell>
          <table:table-cell office:value-type="float" office:value="0.66" calcext:value-type="float">
            <text:p>0.66</text:p>
          </table:table-cell>
          <table:table-cell office:value-type="float" office:value="874872" calcext:value-type="float">
            <text:p>874872</text:p>
          </table:table-cell>
          <table:table-cell office:value-type="string" calcext:value-type="string">
            <text:p>96^6</text:p>
          </table:table-cell>
        </table:table-row>
        <table:table-row table:style-name="ro1">
          <table:table-cell office:value-type="float" office:value="8.8902" calcext:value-type="float">
            <text:p>8.8902</text:p>
          </table:table-cell>
          <table:table-cell office:value-type="float" office:value="0.6537" calcext:value-type="float">
            <text:p>0.6537</text:p>
          </table:table-cell>
          <table:table-cell office:value-type="float" office:value="874873" calcext:value-type="float">
            <text:p>874873</text:p>
          </table:table-cell>
          <table:table-cell office:value-type="string" calcext:value-type="string">
            <text:p>96^6</text:p>
          </table:table-cell>
        </table:table-row>
        <table:table-row table:style-name="ro1">
          <table:table-cell office:value-type="float" office:value="8.8379" calcext:value-type="float">
            <text:p>8.8379</text:p>
          </table:table-cell>
          <table:table-cell office:value-type="float" office:value="0.6507" calcext:value-type="float">
            <text:p>0.6507</text:p>
          </table:table-cell>
          <table:table-cell office:value-type="float" office:value="875873" calcext:value-type="float">
            <text:p>875873</text:p>
          </table:table-cell>
          <table:table-cell office:value-type="string" calcext:value-type="string">
            <text:p>97^6</text:p>
          </table:table-cell>
        </table:table-row>
        <table:table-row table:style-name="ro1">
          <table:table-cell office:value-type="float" office:value="8.8002" calcext:value-type="float">
            <text:p>8.8002</text:p>
          </table:table-cell>
          <table:table-cell office:value-type="float" office:value="0.6501" calcext:value-type="float">
            <text:p>0.6501</text:p>
          </table:table-cell>
          <table:table-cell office:value-type="float" office:value="876875" calcext:value-type="float">
            <text:p>876875</text:p>
          </table:table-cell>
          <table:table-cell office:value-type="string" calcext:value-type="string">
            <text:p>97^6</text:p>
          </table:table-cell>
        </table:table-row>
        <table:table-row table:style-name="ro1">
          <table:table-cell office:value-type="float" office:value="8.892" calcext:value-type="float">
            <text:p>8.892</text:p>
          </table:table-cell>
          <table:table-cell office:value-type="float" office:value="0.664" calcext:value-type="float">
            <text:p>0.664</text:p>
          </table:table-cell>
          <table:table-cell office:value-type="float" office:value="875875" calcext:value-type="float">
            <text:p>875875</text:p>
          </table:table-cell>
          <table:table-cell office:value-type="string" calcext:value-type="string">
            <text:p>97^6</text:p>
          </table:table-cell>
        </table:table-row>
        <table:table-row table:style-name="ro1">
          <table:table-cell office:value-type="float" office:value="9.0144" calcext:value-type="float">
            <text:p>9.0144</text:p>
          </table:table-cell>
          <table:table-cell office:value-type="float" office:value="0.6702" calcext:value-type="float">
            <text:p>0.6702</text:p>
          </table:table-cell>
          <table:table-cell office:value-type="float" office:value="876875" calcext:value-type="float">
            <text:p>876875</text:p>
          </table:table-cell>
          <table:table-cell office:value-type="string" calcext:value-type="string">
            <text:p>97^6</text:p>
          </table:table-cell>
        </table:table-row>
        <table:table-row table:style-name="ro1">
          <table:table-cell office:value-type="float" office:value="9.0468" calcext:value-type="float">
            <text:p>9.0468</text:p>
          </table:table-cell>
          <table:table-cell office:value-type="float" office:value="0.667" calcext:value-type="float">
            <text:p>0.667</text:p>
          </table:table-cell>
          <table:table-cell office:value-type="float" office:value="876874" calcext:value-type="float">
            <text:p>876874</text:p>
          </table:table-cell>
          <table:table-cell office:value-type="string" calcext:value-type="string">
            <text:p>97^6</text:p>
          </table:table-cell>
        </table:table-row>
        <table:table-row table:style-name="ro1">
          <table:table-cell office:value-type="float" office:value="8.9495" calcext:value-type="float">
            <text:p>8.9495</text:p>
          </table:table-cell>
          <table:table-cell office:value-type="float" office:value="0.6564" calcext:value-type="float">
            <text:p>0.6564</text:p>
          </table:table-cell>
          <table:table-cell office:value-type="float" office:value="876876" calcext:value-type="float">
            <text:p>876876</text:p>
          </table:table-cell>
          <table:table-cell office:value-type="string" calcext:value-type="string">
            <text:p>97^6</text:p>
          </table:table-cell>
        </table:table-row>
        <table:table-row table:style-name="ro1">
          <table:table-cell office:value-type="float" office:value="8.9046" calcext:value-type="float">
            <text:p>8.9046</text:p>
          </table:table-cell>
          <table:table-cell office:value-type="float" office:value="0.6566" calcext:value-type="float">
            <text:p>0.6566</text:p>
          </table:table-cell>
          <table:table-cell office:value-type="float" office:value="870875" calcext:value-type="float">
            <text:p>870875</text:p>
          </table:table-cell>
          <table:table-cell office:value-type="string" calcext:value-type="string">
            <text:p>97^6</text:p>
          </table:table-cell>
        </table:table-row>
        <table:table-row table:style-name="ro1">
          <table:table-cell office:value-type="float" office:value="8.8595" calcext:value-type="float">
            <text:p>8.8595</text:p>
          </table:table-cell>
          <table:table-cell office:value-type="float" office:value="0.6581" calcext:value-type="float">
            <text:p>0.6581</text:p>
          </table:table-cell>
          <table:table-cell office:value-type="float" office:value="876875" calcext:value-type="float">
            <text:p>876875</text:p>
          </table:table-cell>
          <table:table-cell office:value-type="string" calcext:value-type="string">
            <text:p>97^6</text:p>
          </table:table-cell>
        </table:table-row>
        <table:table-row table:style-name="ro1">
          <table:table-cell office:value-type="float" office:value="8.9676" calcext:value-type="float">
            <text:p>8.9676</text:p>
          </table:table-cell>
          <table:table-cell office:value-type="float" office:value="0.664" calcext:value-type="float">
            <text:p>0.664</text:p>
          </table:table-cell>
          <table:table-cell office:value-type="float" office:value="879878" calcext:value-type="float">
            <text:p>879878</text:p>
          </table:table-cell>
          <table:table-cell office:value-type="string" calcext:value-type="string">
            <text:p>97^6</text:p>
          </table:table-cell>
        </table:table-row>
        <table:table-row table:style-name="ro1">
          <table:table-cell office:value-type="float" office:value="8.9514" calcext:value-type="float">
            <text:p>8.9514</text:p>
          </table:table-cell>
          <table:table-cell office:value-type="float" office:value="0.6604" calcext:value-type="float">
            <text:p>0.6604</text:p>
          </table:table-cell>
          <table:table-cell office:value-type="float" office:value="872871" calcext:value-type="float">
            <text:p>872871</text:p>
          </table:table-cell>
          <table:table-cell office:value-type="string" calcext:value-type="string">
            <text:p>98^6</text:p>
          </table:table-cell>
        </table:table-row>
        <table:table-row table:style-name="ro1">
          <table:table-cell office:value-type="float" office:value="9.1925" calcext:value-type="float">
            <text:p>9.1925</text:p>
          </table:table-cell>
          <table:table-cell office:value-type="float" office:value="0.6754" calcext:value-type="float">
            <text:p>0.6754</text:p>
          </table:table-cell>
          <table:table-cell office:value-type="float" office:value="870878" calcext:value-type="float">
            <text:p>870878</text:p>
          </table:table-cell>
          <table:table-cell office:value-type="string" calcext:value-type="string">
            <text:p>98^6</text:p>
          </table:table-cell>
        </table:table-row>
        <table:table-row table:style-name="ro1">
          <table:table-cell office:value-type="float" office:value="9.1404" calcext:value-type="float">
            <text:p>9.1404</text:p>
          </table:table-cell>
          <table:table-cell office:value-type="float" office:value="0.675" calcext:value-type="float">
            <text:p>0.675</text:p>
          </table:table-cell>
          <table:table-cell office:value-type="float" office:value="878876" calcext:value-type="float">
            <text:p>878876</text:p>
          </table:table-cell>
          <table:table-cell office:value-type="string" calcext:value-type="string">
            <text:p>98^6</text:p>
          </table:table-cell>
        </table:table-row>
        <table:table-row table:style-name="ro1">
          <table:table-cell office:value-type="float" office:value="9.2232" calcext:value-type="float">
            <text:p>9.2232</text:p>
          </table:table-cell>
          <table:table-cell office:value-type="float" office:value="0.6792" calcext:value-type="float">
            <text:p>0.6792</text:p>
          </table:table-cell>
          <table:table-cell office:value-type="float" office:value="877876" calcext:value-type="float">
            <text:p>877876</text:p>
          </table:table-cell>
          <table:table-cell office:value-type="string" calcext:value-type="string">
            <text:p>98^6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0.6845" calcext:value-type="float">
            <text:p>0.6845</text:p>
          </table:table-cell>
          <table:table-cell office:value-type="float" office:value="877876" calcext:value-type="float">
            <text:p>877876</text:p>
          </table:table-cell>
          <table:table-cell office:value-type="string" calcext:value-type="string">
            <text:p>98^6</text:p>
          </table:table-cell>
        </table:table-row>
        <table:table-row table:style-name="ro1">
          <table:table-cell office:value-type="float" office:value="9.3024" calcext:value-type="float">
            <text:p>9.3024</text:p>
          </table:table-cell>
          <table:table-cell office:value-type="float" office:value="0.6848" calcext:value-type="float">
            <text:p>0.6848</text:p>
          </table:table-cell>
          <table:table-cell office:value-type="float" office:value="870875" calcext:value-type="float">
            <text:p>870875</text:p>
          </table:table-cell>
          <table:table-cell office:value-type="string" calcext:value-type="string">
            <text:p>98^6</text:p>
          </table:table-cell>
        </table:table-row>
        <table:table-row table:style-name="ro1">
          <table:table-cell office:value-type="float" office:value="9.1925" calcext:value-type="float">
            <text:p>9.1925</text:p>
          </table:table-cell>
          <table:table-cell office:value-type="float" office:value="0.6831" calcext:value-type="float">
            <text:p>0.6831</text:p>
          </table:table-cell>
          <table:table-cell office:value-type="float" office:value="876875" calcext:value-type="float">
            <text:p>876875</text:p>
          </table:table-cell>
          <table:table-cell office:value-type="string" calcext:value-type="string">
            <text:p>98^6</text:p>
          </table:table-cell>
        </table:table-row>
        <table:table-row table:style-name="ro1">
          <table:table-cell office:value-type="float" office:value="9.207" calcext:value-type="float">
            <text:p>9.207</text:p>
          </table:table-cell>
          <table:table-cell office:value-type="float" office:value="0.6769" calcext:value-type="float">
            <text:p>0.6769</text:p>
          </table:table-cell>
          <table:table-cell office:value-type="float" office:value="870875" calcext:value-type="float">
            <text:p>870875</text:p>
          </table:table-cell>
          <table:table-cell office:value-type="string" calcext:value-type="string">
            <text:p>98^6</text:p>
          </table:table-cell>
        </table:table-row>
        <table:table-row table:style-name="ro1">
          <table:table-cell office:value-type="float" office:value="9.0756" calcext:value-type="float">
            <text:p>9.0756</text:p>
          </table:table-cell>
          <table:table-cell office:value-type="float" office:value="0.6699" calcext:value-type="float">
            <text:p>0.6699</text:p>
          </table:table-cell>
          <table:table-cell office:value-type="float" office:value="877876" calcext:value-type="float">
            <text:p>877876</text:p>
          </table:table-cell>
          <table:table-cell office:value-type="string" calcext:value-type="string">
            <text:p>98^6</text:p>
          </table:table-cell>
        </table:table-row>
        <table:table-row table:style-name="ro1">
          <table:table-cell office:value-type="float" office:value="9.0773" calcext:value-type="float">
            <text:p>9.0773</text:p>
          </table:table-cell>
          <table:table-cell office:value-type="float" office:value="0.6705" calcext:value-type="float">
            <text:p>0.6705</text:p>
          </table:table-cell>
          <table:table-cell office:value-type="float" office:value="877876" calcext:value-type="float">
            <text:p>877876</text:p>
          </table:table-cell>
          <table:table-cell office:value-type="string" calcext:value-type="string">
            <text:p>98^6</text:p>
          </table:table-cell>
        </table:table-row>
        <table:table-row table:style-name="ro1">
          <table:table-cell office:value-type="float" office:value="8.9892" calcext:value-type="float">
            <text:p>8.9892</text:p>
          </table:table-cell>
          <table:table-cell office:value-type="float" office:value="0.6644" calcext:value-type="float">
            <text:p>0.6644</text:p>
          </table:table-cell>
          <table:table-cell office:value-type="float" office:value="876877" calcext:value-type="float">
            <text:p>876877</text:p>
          </table:table-cell>
          <table:table-cell office:value-type="string" calcext:value-type="string">
            <text:p>97^6</text:p>
          </table:table-cell>
        </table:table-row>
        <table:table-row table:style-name="ro1">
          <table:table-cell office:value-type="float" office:value="8.9387" calcext:value-type="float">
            <text:p>8.9387</text:p>
          </table:table-cell>
          <table:table-cell office:value-type="float" office:value="0.6689" calcext:value-type="float">
            <text:p>0.6689</text:p>
          </table:table-cell>
          <table:table-cell office:value-type="float" office:value="876877" calcext:value-type="float">
            <text:p>876877</text:p>
          </table:table-cell>
          <table:table-cell office:value-type="string" calcext:value-type="string">
            <text:p>97^6</text:p>
          </table:table-cell>
        </table:table-row>
        <table:table-row table:style-name="ro1">
          <table:table-cell office:value-type="float" office:value="8.9531" calcext:value-type="float">
            <text:p>8.9531</text:p>
          </table:table-cell>
          <table:table-cell office:value-type="float" office:value="0.6613" calcext:value-type="float">
            <text:p>0.6613</text:p>
          </table:table-cell>
          <table:table-cell office:value-type="float" office:value="882886" calcext:value-type="float">
            <text:p>882886</text:p>
          </table:table-cell>
          <table:table-cell office:value-type="string" calcext:value-type="string">
            <text:p>97^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8T15:38:32.132108981</meta:creation-date>
    <dc:date>2025-08-28T19:33:08.224346954</dc:date>
    <meta:editing-duration>PT11M55S</meta:editing-duration>
    <meta:editing-cycles>3</meta:editing-cycles>
    <meta:generator>LibreOffice/7.3.7.2$Linux_X86_64 LibreOffice_project/30$Build-2</meta:generator>
    <meta:document-statistic meta:table-count="1" meta:cell-count="832" meta:object-count="0"/>
  </office:meta>
</office:document-meta>
</file>